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1" style:family="table-cell" style:name="ce4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2" style:family="table-cell" style:name="ce5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3" style:family="table-cell" style:name="ce6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4" style:family="table-cell" style:name="ce7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5" style:family="table-cell" style:name="ce8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6" style:family="table-cell" style:name="ce9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10">
      <style:table-cell-properties fo:background-color="transparent" style:cell-protect="protected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11">
      <style:table-cell-properties fo:background-color="transparent" style:cell-protect="protected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loext:column-width-sym="9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6.324cm" style:use-optimal-column-width="false" loext:column-width-sym="33.4219" fo:break-before="auto"/>
    </style:style>
    <style:style style:family="table-column" style:name="co3">
      <style:table-column-properties style:column-width="7.964cm" style:use-optimal-column-width="false" loext:column-width-sym="42.2812" fo:break-before="auto"/>
    </style:style>
    <style:style style:family="table-column" style:name="co4">
      <style:table-column-properties style:column-width="2.355cm" style:use-optimal-column-width="true" loext:column-width-sym="12" fo:break-before="auto"/>
    </style:style>
    <style:style style:family="table-column" style:name="co5">
      <style:table-column-properties style:column-width="2.54cm" style:use-optimal-column-width="true" loext:column-width-sym="13" fo:break-before="auto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746cm" loext:column-width-sym="8.664" fo:break-before="auto"/>
    </style:style>
    <style:style style:family="table-row" style:name="ro2">
      <style:table-row-properties style:row-height="0.5027cm" fo:break-before="auto"/>
    </style:style>
    <style:style style:family="table-column" style:name="co7">
      <style:table-column-properties style:column-width="6.959cm" style:use-optimal-column-width="true" loext:column-width-sym="36.8516" fo:break-before="auto"/>
    </style:style>
    <style:style style:family="table-column" style:name="co8">
      <style:table-column-properties style:column-width="1.905cm" style:use-optimal-column-width="true" loext:column-width-sym="9.57422" fo:break-before="auto"/>
    </style:style>
    <style:style style:family="table-column" style:name="co9">
      <style:table-column-properties style:column-width="7.964cm" style:use-optimal-column-width="false" loext:column-width-sym="42.2812" fo:break-before="auto"/>
    </style:style>
    <style:style style:family="table-column" style:name="co10">
      <style:table-column-properties style:column-width="6.589cm" style:use-optimal-column-width="true" loext:column-width-sym="34.8516" fo:break-before="auto"/>
    </style:style>
    <style:style style:family="table-column" style:name="co11">
      <style:table-column-properties style:column-width="1.905cm" style:use-optimal-column-width="true" loext:column-width-sym="9.57422" fo:break-before="auto"/>
    </style:style>
    <style:style style:family="table-column" style:name="co12">
      <style:table-column-properties style:column-width="1.773cm" style:use-optimal-column-width="true" loext:column-width-sym="8.85156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able-row" style:name="ro37">
      <style:table-row-properties style:row-height="14.25pt" style:use-optimal-row-height="true" fo:break-before="auto"/>
    </style:style>
    <style:style style:family="table-row" style:name="ro38">
      <style:table-row-properties style:row-height="14.25pt" style:use-optimal-row-height="true" fo:break-before="auto"/>
    </style:style>
    <style:style style:family="table-row" style:name="ro39">
      <style:table-row-properties style:row-height="14.25pt" style:use-optimal-row-height="true" fo:break-before="auto"/>
    </style:style>
    <style:style style:family="table-row" style:name="ro40">
      <style:table-row-properties style:row-height="14.25pt" style:use-optimal-row-height="true" fo:break-before="auto"/>
    </style:style>
    <style:style style:family="table-row" style:name="ro41">
      <style:table-row-properties style:row-height="14.25pt" style:use-optimal-row-height="true" fo:break-before="auto"/>
    </style:style>
    <style:style style:family="table-row" style:name="ro42">
      <style:table-row-properties style:row-height="14.25pt" style:use-optimal-row-height="true" fo:break-before="auto"/>
    </style:style>
    <style:style style:family="table-row" style:name="ro43">
      <style:table-row-properties style:row-height="14.25pt" style:use-optimal-row-height="true" fo:break-before="auto"/>
    </style:style>
    <style:style style:family="table-row" style:name="ro44">
      <style:table-row-properties style:row-height="14.25pt" style:use-optimal-row-height="true" fo:break-before="auto"/>
    </style:style>
    <style:style style:family="table-row" style:name="ro45">
      <style:table-row-properties style:row-height="14.25pt" style:use-optimal-row-height="true" fo:break-before="auto"/>
    </style:style>
    <style:style style:family="table-row" style:name="ro46">
      <style:table-row-properties style:row-height="14.25pt" style:use-optimal-row-height="true" fo:break-before="auto"/>
    </style:style>
    <style:style style:family="table-row" style:name="ro47">
      <style:table-row-properties style:row-height="14.25pt" style:use-optimal-row-height="true" fo:break-before="auto"/>
    </style:style>
    <style:style style:family="table-row" style:name="ro48">
      <style:table-row-properties style:row-height="14.25pt" style:use-optimal-row-height="true" fo:break-before="auto"/>
    </style:style>
    <style:style style:family="table-row" style:name="ro49">
      <style:table-row-properties style:row-height="14.25pt" style:use-optimal-row-height="true" fo:break-before="auto"/>
    </style:style>
    <style:style style:family="table-row" style:name="ro50">
      <style:table-row-properties style:row-height="14.2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13">
      <style:table-column-properties style:column-width="1.746cm" loext:column-width-sym="8.664" fo:break-before="auto"/>
    </style:style>
    <style:style style:family="table-row" style:name="ro51">
      <style:table-row-properties style:row-height="0.5027cm" fo:break-before="auto"/>
    </style:style>
    <style:style style:family="table-column" style:name="co14">
      <style:table-column-properties style:column-width="6.959cm" style:use-optimal-column-width="true" loext:column-width-sym="36.8516" fo:break-before="auto"/>
    </style:style>
    <style:style style:family="table-column" style:name="co15">
      <style:table-column-properties style:column-width="1.905cm" style:use-optimal-column-width="true" loext:column-width-sym="9.57422" fo:break-before="auto"/>
    </style:style>
    <style:style style:family="table-column" style:name="co16">
      <style:table-column-properties style:column-width="6.668cm" style:use-optimal-column-width="true" loext:column-width-sym="35.2812" fo:break-before="auto"/>
    </style:style>
    <style:style style:family="table-row" style:name="ro52">
      <style:table-row-properties style:row-height="14.25pt" style:use-optimal-row-height="true" fo:break-before="auto"/>
    </style:style>
    <style:style style:family="table-row" style:name="ro53">
      <style:table-row-properties style:row-height="14.25pt" style:use-optimal-row-height="true" fo:break-before="auto"/>
    </style:style>
    <style:style style:family="table-row" style:name="ro54">
      <style:table-row-properties style:row-height="14.25pt" style:use-optimal-row-height="true" fo:break-before="auto"/>
    </style:style>
    <style:style style:family="table-row" style:name="ro55">
      <style:table-row-properties style:row-height="14.25pt" style:use-optimal-row-height="true" fo:break-before="auto"/>
    </style:style>
    <style:style style:family="table-row" style:name="ro56">
      <style:table-row-properties style:row-height="14.25pt" style:use-optimal-row-height="true" fo:break-before="auto"/>
    </style:style>
    <style:style style:family="table-row" style:name="ro57">
      <style:table-row-properties style:row-height="14.25pt" style:use-optimal-row-height="true" fo:break-before="auto"/>
    </style:style>
    <style:style style:family="table-row" style:name="ro58">
      <style:table-row-properties style:row-height="14.25pt" style:use-optimal-row-height="true" fo:break-before="auto"/>
    </style:style>
    <style:style style:family="table-row" style:name="ro59">
      <style:table-row-properties style:row-height="14.25pt" style:use-optimal-row-height="true" fo:break-before="auto"/>
    </style:style>
    <style:style style:family="table-row" style:name="ro60">
      <style:table-row-properties style:row-height="14.25pt" style:use-optimal-row-height="true" fo:break-before="auto"/>
    </style:style>
    <style:style style:family="table-row" style:name="ro61">
      <style:table-row-properties style:row-height="14.25pt" style:use-optimal-row-height="true" fo:break-before="auto"/>
    </style:style>
    <style:style style:family="table-row" style:name="ro62">
      <style:table-row-properties style:row-height="14.25pt" style:use-optimal-row-height="true" fo:break-before="auto"/>
    </style:style>
    <style:style style:family="table-row" style:name="ro63">
      <style:table-row-properties style:row-height="14.25pt" style:use-optimal-row-height="true" fo:break-before="auto"/>
    </style:style>
    <style:style style:family="table-row" style:name="ro64">
      <style:table-row-properties style:row-height="14.25pt" style:use-optimal-row-height="true" fo:break-before="auto"/>
    </style:style>
    <style:style style:family="table-row" style:name="ro65">
      <style:table-row-properties style:row-height="14.25pt" style:use-optimal-row-height="true" fo:break-before="auto"/>
    </style:style>
    <style:style style:family="table-row" style:name="ro66">
      <style:table-row-properties style:row-height="14.25pt" style:use-optimal-row-height="true" fo:break-before="auto"/>
    </style:style>
    <style:style style:family="table-row" style:name="ro67">
      <style:table-row-properties style:row-height="14.25pt" style:use-optimal-row-height="true" fo:break-before="auto"/>
    </style:style>
    <style:style style:family="table-row" style:name="ro68">
      <style:table-row-properties style:row-height="14.25pt" style:use-optimal-row-height="true" fo:break-before="auto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family="table-row" style:name="ro71">
      <style:table-row-properties style:row-height="14.25pt" style:use-optimal-row-height="true" fo:break-before="auto"/>
    </style:style>
    <style:style style:family="table-row" style:name="ro72">
      <style:table-row-properties style:row-height="14.25pt" style:use-optimal-row-height="true" fo:break-before="auto"/>
    </style:style>
    <style:style style:family="table-row" style:name="ro73">
      <style:table-row-properties style:row-height="14.25pt" style:use-optimal-row-height="true" fo:break-before="auto"/>
    </style:style>
    <style:style style:family="table-row" style:name="ro74">
      <style:table-row-properties style:row-height="14.25pt" style:use-optimal-row-height="true" fo:break-before="auto"/>
    </style:style>
    <style:style style:family="table-row" style:name="ro75">
      <style:table-row-properties style:row-height="14.25pt" style:use-optimal-row-height="true" fo:break-before="auto"/>
    </style:style>
    <style:style style:family="table-row" style:name="ro76">
      <style:table-row-properties style:row-height="14.25pt" style:use-optimal-row-height="true" fo:break-before="auto"/>
    </style:style>
    <style:style style:family="table-row" style:name="ro77">
      <style:table-row-properties style:row-height="14.25pt" style:use-optimal-row-height="true" fo:break-before="auto"/>
    </style:style>
    <style:style style:family="table-row" style:name="ro78">
      <style:table-row-properties style:row-height="14.25pt" style:use-optimal-row-height="true" fo:break-before="auto"/>
    </style:style>
    <style:style style:family="table-row" style:name="ro79">
      <style:table-row-properties style:row-height="14.25pt" style:use-optimal-row-height="true" fo:break-before="auto"/>
    </style:style>
    <style:style style:family="table-row" style:name="ro80">
      <style:table-row-properties style:row-height="14.25pt" style:use-optimal-row-height="true" fo:break-before="auto"/>
    </style:style>
    <style:style style:family="table-row" style:name="ro81">
      <style:table-row-properties style:row-height="14.25pt" style:use-optimal-row-height="true" fo:break-before="auto"/>
    </style:style>
    <style:style style:family="table-row" style:name="ro82">
      <style:table-row-properties style:row-height="14.25pt" style:use-optimal-row-height="true" fo:break-before="auto"/>
    </style:style>
    <style:style style:family="table-row" style:name="ro83">
      <style:table-row-properties style:row-height="14.25pt" style:use-optimal-row-height="true" fo:break-before="auto"/>
    </style:style>
    <style:style style:family="table-row" style:name="ro84">
      <style:table-row-properties style:row-height="14.25pt" style:use-optimal-row-height="true" fo:break-before="auto"/>
    </style:style>
    <style:style style:family="table-row" style:name="ro85">
      <style:table-row-properties style:row-height="14.25pt" style:use-optimal-row-height="true" fo:break-before="auto"/>
    </style:style>
    <style:style style:family="table-row" style:name="ro86">
      <style:table-row-properties style:row-height="14.25pt" style:use-optimal-row-height="true" fo:break-before="auto"/>
    </style:style>
    <style:style style:family="table-row" style:name="ro87">
      <style:table-row-properties style:row-height="14.25pt" style:use-optimal-row-height="true" fo:break-before="auto"/>
    </style:style>
    <style:style style:family="table-row" style:name="ro88">
      <style:table-row-properties style:row-height="14.25pt" style:use-optimal-row-height="true" fo:break-before="auto"/>
    </style:style>
    <style:style style:family="table-row" style:name="ro89">
      <style:table-row-properties style:row-height="14.25pt" style:use-optimal-row-height="true" fo:break-before="auto"/>
    </style:style>
    <style:style style:family="table-row" style:name="ro90">
      <style:table-row-properties style:row-height="14.25pt" style:use-optimal-row-height="true" fo:break-before="auto"/>
    </style:style>
    <style:style style:family="table-row" style:name="ro91">
      <style:table-row-properties style:row-height="14.25pt" style:use-optimal-row-height="true" fo:break-before="auto"/>
    </style:style>
    <style:style style:family="table-row" style:name="ro92">
      <style:table-row-properties style:row-height="14.25pt" style:use-optimal-row-height="true" fo:break-before="auto"/>
    </style:style>
    <style:style style:family="table-row" style:name="ro93">
      <style:table-row-properties style:row-height="14.25pt" style:use-optimal-row-height="true" fo:break-before="auto"/>
    </style:style>
    <style:style style:family="table-row" style:name="ro94">
      <style:table-row-properties style:row-height="14.25pt" style:use-optimal-row-height="true" fo:break-before="auto"/>
    </style:style>
    <style:style style:family="table-row" style:name="ro95">
      <style:table-row-properties style:row-height="14.25pt" style:use-optimal-row-height="true" fo:break-before="auto"/>
    </style:style>
    <style:style style:family="table-row" style:name="ro96">
      <style:table-row-properties style:row-height="14.25pt" style:use-optimal-row-height="true" fo:break-before="auto"/>
    </style:style>
    <style:style style:family="table-row" style:name="ro97">
      <style:table-row-properties style:row-height="14.25pt" style:use-optimal-row-height="true" fo:break-before="auto"/>
    </style:style>
    <style:style style:family="table-row" style:name="ro98">
      <style:table-row-properties style:row-height="14.25pt" style:use-optimal-row-height="true" fo:break-before="auto"/>
    </style:style>
    <style:style style:family="table-row" style:name="ro99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number-columns-repeated="8" table:style-name="co1" table:default-cell-style-name="Normal"/>
        <table:table-column table:style-name="co2" table:default-cell-style-name="Normal"/>
        <table:table-column table:style-name="co1" table:default-cell-style-name="Normal"/>
        <table:table-column table:style-name="co3" table:default-cell-style-name="Normal"/>
        <table:table-column table:number-columns-repeated="13" table:style-name="co1" table:default-cell-style-name="Normal"/>
        <table:table-column table:style-name="co4" table:default-cell-style-name="Normal"/>
        <table:table-column table:style-name="co5" table:default-cell-style-name="Normal"/>
        <table:table-column table:number-columns-repeated="998" table:style-name="co1" table:default-cell-style-name="Normal"/>
        <table:table-row table:style-name="ro1">
          <table:table-cell office:value-type="string" calcext:value-type="string">
            <text:p>geo_point_2d</text:p>
          </table:table-cell>
          <table:table-cell office:value-type="string" calcext:value-type="string">
            <text:p>geo_shape</text:p>
          </table:table-cell>
          <table:table-cell office:value-type="string" calcext:value-type="string">
            <text:p>objectid_1</text:p>
          </table:table-cell>
          <table:table-cell office:value-type="string" calcext:value-type="string">
            <text:p>id_gares</text:p>
          </table:table-cell>
          <table:table-cell office:value-type="string" calcext:value-type="string">
            <text:p>nom_gares</text:p>
          </table:table-cell>
          <table:table-cell office:value-type="string" calcext:value-type="string">
            <text:p>nom_so_gar</text:p>
          </table:table-cell>
          <table:table-cell office:value-type="string" calcext:value-type="string">
            <text:p>nom_su_gar</text:p>
          </table:table-cell>
          <table:table-cell office:value-type="string" calcext:value-type="string">
            <text:p>id_ref_zdc</text:p>
          </table:table-cell>
          <table:table-cell office:value-type="string" calcext:value-type="string">
            <text:p>nom_zdc</text:p>
          </table:table-cell>
          <table:table-cell office:value-type="string" calcext:value-type="string">
            <text:p>id_ref_zda</text:p>
          </table:table-cell>
          <table:table-cell office:value-type="string" calcext:value-type="string">
            <text:p>nom_zda</text:p>
          </table:table-cell>
          <table:table-cell office:value-type="string" calcext:value-type="string">
            <text:p>idrefliga</text:p>
          </table:table-cell>
          <table:table-cell office:value-type="string" calcext:value-type="string">
            <text:p>idrefligc</text:p>
          </table:table-cell>
          <table:table-cell office:value-type="string" calcext:value-type="string">
            <text:p>res_com</text:p>
          </table:table-cell>
          <table:table-cell office:value-type="string" calcext:value-type="string">
            <text:p>indice_l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rtrain</text:p>
          </table:table-cell>
          <table:table-cell office:value-type="string" calcext:value-type="string">
            <text:p>terrer</text:p>
          </table:table-cell>
          <table:table-cell office:value-type="string" calcext:value-type="string">
            <text:p>termetro</text:p>
          </table:table-cell>
          <table:table-cell office:value-type="string" calcext:value-type="string">
            <text:p>tertram</text:p>
          </table:table-cell>
          <table:table-cell office:value-type="string" calcext:value-type="string">
            <text:p>terval</text:p>
          </table:table-cell>
          <table:table-cell office:value-type="string" calcext:value-type="string">
            <text:p>exploitant</text:p>
          </table:table-cell>
          <table:table-cell office:value-type="string" calcext:value-type="string">
            <text:p>idf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icto</text:p>
          </table:table-cell>
          <table:table-cell office:value-type="string" calcext:value-type="string">
            <text:p>nom_iv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8031379639699, 2.312307716888594</text:p>
          </table:table-cell>
          <table:table-cell office:value-type="string" calcext:value-type="string">
            <text:p>{"coordinates": [2.312307716888594, 48.78031379639699], "type": "Point"}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102">
            <text:p>102</text:p>
          </table:table-cell>
          <table:table-cell office:value-type="string" calcext:value-type="string">
            <text:p>Bourg-la-Reine</text:p>
          </table:table-cell>
          <table:table-cell table:number-columns-repeated="2"/>
          <table:table-cell office:value-type="float" calcext:value-type="float" office:value="70033">
            <text:p>70033</text:p>
          </table:table-cell>
          <table:table-cell office:value-type="string" calcext:value-type="string">
            <text:p>Bourg-la-Reine</text:p>
          </table:table-cell>
          <table:table-cell office:value-type="float" calcext:value-type="float" office:value="43097">
            <text:p>43097</text:p>
          </table:table-cell>
          <table:table-cell office:value-type="string" calcext:value-type="string">
            <text:p>Bourg-la-Rein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49468.20849999995">
            <text:p>649468.20849999995</text:p>
          </table:table-cell>
          <table:table-cell table:style-name="ce5" office:value-type="float" calcext:value-type="float" office:value="6853577.9767000005">
            <text:p>6853577.9767000005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Bourg-la-Rein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81522993471633, 2.340891132444595</text:p>
          </table:table-cell>
          <table:table-cell office:value-type="string" calcext:value-type="string">
            <text:p>{"coordinates": [2.340891132444595, 48.81522993471633], "type": "Point"}</text:p>
          </table:table-cell>
          <table:table-cell office:value-type="float" calcext:value-type="float" office:value="98">
            <text:p>98</text:p>
          </table:table-cell>
          <table:table-cell office:value-type="float" calcext:value-type="float" office:value="327">
            <text:p>327</text:p>
          </table:table-cell>
          <table:table-cell office:value-type="string" calcext:value-type="string">
            <text:p>Gentilly</text:p>
          </table:table-cell>
          <table:table-cell table:number-columns-repeated="2"/>
          <table:table-cell office:value-type="float" calcext:value-type="float" office:value="70543">
            <text:p>70543</text:p>
          </table:table-cell>
          <table:table-cell office:value-type="string" calcext:value-type="string">
            <text:p>Gentilly</text:p>
          </table:table-cell>
          <table:table-cell office:value-type="float" calcext:value-type="float" office:value="45877">
            <text:p>45877</text:p>
          </table:table-cell>
          <table:table-cell office:value-type="string" calcext:value-type="string">
            <text:p>Gentilly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51600.88040000002">
            <text:p>651600.88040000002</text:p>
          </table:table-cell>
          <table:table-cell table:style-name="ce5" office:value-type="float" calcext:value-type="float" office:value="6857442.2267000005">
            <text:p>6857442.2267000005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Gentilly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698196976301936, 2.136566717058361</text:p>
          </table:table-cell>
          <table:table-cell office:value-type="string" calcext:value-type="string">
            <text:p>{"coordinates": [2.136566717058361, 48.698196976301936], "type": "Point"}</text:p>
          </table:table-cell>
          <table:table-cell office:value-type="float" calcext:value-type="float" office:value="99">
            <text:p>99</text:p>
          </table:table-cell>
          <table:table-cell office:value-type="float" calcext:value-type="float" office:value="330">
            <text:p>330</text:p>
          </table:table-cell>
          <table:table-cell office:value-type="string" calcext:value-type="string">
            <text:p>Gif-sur-Yvette</text:p>
          </table:table-cell>
          <table:table-cell table:number-columns-repeated="2"/>
          <table:table-cell office:value-type="float" calcext:value-type="float" office:value="62890">
            <text:p>62890</text:p>
          </table:table-cell>
          <table:table-cell office:value-type="string" calcext:value-type="string">
            <text:p>Gif-sur-Yvette</text:p>
          </table:table-cell>
          <table:table-cell office:value-type="float" calcext:value-type="float" office:value="47888">
            <text:p>47888</text:p>
          </table:table-cell>
          <table:table-cell office:value-type="string" calcext:value-type="string">
            <text:p>Gare de Gif-sur-Yvett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36455.34809999994">
            <text:p>636455.34809999994</text:p>
          </table:table-cell>
          <table:table-cell table:style-name="ce5" office:value-type="float" calcext:value-type="float" office:value="6844575.3205000004">
            <text:p>6844575.3205000004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Gif-sur-Yvett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2435387966093, 2.386388291064694</text:p>
          </table:table-cell>
          <table:table-cell office:value-type="string" calcext:value-type="string">
            <text:p>{"coordinates": [2.386388291064694, 48.92435387966093], "type": "Point"}</text:p>
          </table:table-cell>
          <table:table-cell office:value-type="float" calcext:value-type="float" office:value="139">
            <text:p>139</text:p>
          </table:table-cell>
          <table:table-cell office:value-type="float" calcext:value-type="float" office:value="34">
            <text:p>34</text:p>
          </table:table-cell>
          <table:table-cell office:value-type="string" calcext:value-type="string">
            <text:p>La Courneuve-Aubervilliers</text:p>
          </table:table-cell>
          <table:table-cell table:number-columns-repeated="2"/>
          <table:table-cell office:value-type="float" calcext:value-type="float" office:value="72598">
            <text:p>72598</text:p>
          </table:table-cell>
          <table:table-cell office:value-type="string" calcext:value-type="string">
            <text:p>La Courneuve - Aubervilliers</text:p>
          </table:table-cell>
          <table:table-cell office:value-type="float" calcext:value-type="float" office:value="43140">
            <text:p>43140</text:p>
          </table:table-cell>
          <table:table-cell office:value-type="string" calcext:value-type="string">
            <text:p>La Courneuve - Aubervilliers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55036.01210000005">
            <text:p>655036.01210000005</text:p>
          </table:table-cell>
          <table:table-cell table:style-name="ce5" office:value-type="float" calcext:value-type="float" office:value="6869549.1207999997">
            <text:p>6869549.1207999997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La Courneuve-Aubervilliers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69750567080332, 2.1810544390412185</text:p>
          </table:table-cell>
          <table:table-cell office:value-type="string" calcext:value-type="string">
            <text:p>{"coordinates": [2.181054439041219, 48.69750567080332], "type": "Point"}</text:p>
          </table:table-cell>
          <table:table-cell office:value-type="float" calcext:value-type="float" office:value="243">
            <text:p>243</text:p>
          </table:table-cell>
          <table:table-cell office:value-type="float" calcext:value-type="float" office:value="612">
            <text:p>612</text:p>
          </table:table-cell>
          <table:table-cell office:value-type="string" calcext:value-type="string">
            <text:p>Orsay-Ville</text:p>
          </table:table-cell>
          <table:table-cell table:number-columns-repeated="2"/>
          <table:table-cell office:value-type="float" calcext:value-type="float" office:value="62892">
            <text:p>62892</text:p>
          </table:table-cell>
          <table:table-cell office:value-type="string" calcext:value-type="string">
            <text:p>Orsay Ville</text:p>
          </table:table-cell>
          <table:table-cell office:value-type="float" calcext:value-type="float" office:value="43086">
            <text:p>43086</text:p>
          </table:table-cell>
          <table:table-cell office:value-type="string" calcext:value-type="string">
            <text:p>Orsay Vill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39728.51870000002">
            <text:p>639728.51870000002</text:p>
          </table:table-cell>
          <table:table-cell table:style-name="ce5" office:value-type="float" calcext:value-type="float" office:value="6844463.5866">
            <text:p>6844463.5866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Orsay-Vill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840033787418086, 2.3370964308800906</text:p>
          </table:table-cell>
          <table:table-cell office:value-type="string" calcext:value-type="string">
            <text:p>{"coordinates": [2.337096430880091, 48.840033787418086], "type": "Point"}</text:p>
          </table:table-cell>
          <table:table-cell office:value-type="float" calcext:value-type="float" office:value="256">
            <text:p>256</text:p>
          </table:table-cell>
          <table:table-cell office:value-type="float" calcext:value-type="float" office:value="680">
            <text:p>680</text:p>
          </table:table-cell>
          <table:table-cell office:value-type="string" calcext:value-type="string">
            <text:p>Port Royal</text:p>
          </table:table-cell>
          <table:table-cell table:number-columns-repeated="2"/>
          <table:table-cell office:value-type="float" calcext:value-type="float" office:value="71106">
            <text:p>71106</text:p>
          </table:table-cell>
          <table:table-cell office:value-type="string" calcext:value-type="string">
            <text:p>Port Royal</text:p>
          </table:table-cell>
          <table:table-cell office:value-type="float" calcext:value-type="float" office:value="44500">
            <text:p>44500</text:p>
          </table:table-cell>
          <table:table-cell office:value-type="string" calcext:value-type="string">
            <text:p>Port Royal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51345.39119999995">
            <text:p>651345.39119999995</text:p>
          </table:table-cell>
          <table:table-cell table:style-name="ce5" office:value-type="float" calcext:value-type="float" office:value="6860202.4552999996">
            <text:p>6860202.4552999996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Port Royal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88175948915267, 2.357570193470877</text:p>
          </table:table-cell>
          <table:table-cell office:value-type="string" calcext:value-type="string">
            <text:p>{"coordinates": [2.357570193470877, 48.88175948915267], "type": "Point"}</text:p>
          </table:table-cell>
          <table:table-cell office:value-type="float" calcext:value-type="float" office:value="419">
            <text:p>419</text:p>
          </table:table-cell>
          <table:table-cell office:value-type="float" calcext:value-type="float" office:value="309">
            <text:p>309</text:p>
          </table:table-cell>
          <table:table-cell office:value-type="string" calcext:value-type="string">
            <text:p>Gare du Nord</text:p>
          </table:table-cell>
          <table:table-cell table:number-columns-repeated="2"/>
          <table:table-cell office:value-type="float" calcext:value-type="float" office:value="71410">
            <text:p>71410</text:p>
          </table:table-cell>
          <table:table-cell office:value-type="string" calcext:value-type="string">
            <text:p>Gare du Nord</text:p>
          </table:table-cell>
          <table:table-cell office:value-type="float" calcext:value-type="float" office:value="462394">
            <text:p>462394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4" office:value-type="float" calcext:value-type="float" office:value="652885.80180000002">
            <text:p>652885.80180000002</text:p>
          </table:table-cell>
          <table:table-cell table:style-name="ce5" office:value-type="float" calcext:value-type="float" office:value="6864829.5892000003">
            <text:p>6864829.5892000003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Gare du Nord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86182227279812, 2.3470126872387564</text:p>
          </table:table-cell>
          <table:table-cell office:value-type="string" calcext:value-type="string">
            <text:p>{"coordinates": [2.347012687238756, 48.86182227279812], "type": "Point"}</text:p>
          </table:table-cell>
          <table:table-cell office:value-type="float" calcext:value-type="float" office:value="78">
            <text:p>78</text:p>
          </table:table-cell>
          <table:table-cell office:value-type="float" calcext:value-type="float" office:value="164">
            <text:p>164</text:p>
          </table:table-cell>
          <table:table-cell office:value-type="string" calcext:value-type="string">
            <text:p>Châtelet-Les Halles</text:p>
          </table:table-cell>
          <table:table-cell table:number-columns-repeated="2"/>
          <table:table-cell office:value-type="float" calcext:value-type="float" office:value="474151">
            <text:p>474151</text:p>
          </table:table-cell>
          <table:table-cell office:value-type="string" calcext:value-type="string">
            <text:p>Châtelet les Halles</text:p>
          </table:table-cell>
          <table:table-cell office:value-type="float" calcext:value-type="float" office:value="45102">
            <text:p>45102</text:p>
          </table:table-cell>
          <table:table-cell office:value-type="string" calcext:value-type="string">
            <text:p>Châtelet les Halles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4" office:value-type="float" calcext:value-type="float" office:value="652093.22510000004">
            <text:p>652093.22510000004</text:p>
          </table:table-cell>
          <table:table-cell table:style-name="ce5" office:value-type="float" calcext:value-type="float" office:value="6862619.0665999996">
            <text:p>6862619.0665999996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Châtelet-Les Halles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695264122108014, 2.151642038623571</text:p>
          </table:table-cell>
          <table:table-cell office:value-type="string" calcext:value-type="string">
            <text:p>{"coordinates": [2.151642038623571, 48.695264122108014], "type": "Point"}</text:p>
          </table:table-cell>
          <table:table-cell office:value-type="float" calcext:value-type="float" office:value="169">
            <text:p>169</text:p>
          </table:table-cell>
          <table:table-cell office:value-type="float" calcext:value-type="float" office:value="401">
            <text:p>401</text:p>
          </table:table-cell>
          <table:table-cell office:value-type="string" calcext:value-type="string">
            <text:p>La Hacquinière</text:p>
          </table:table-cell>
          <table:table-cell table:number-columns-repeated="2"/>
          <table:table-cell office:value-type="float" calcext:value-type="float" office:value="62825">
            <text:p>62825</text:p>
          </table:table-cell>
          <table:table-cell office:value-type="string" calcext:value-type="string">
            <text:p>La Hacquinière</text:p>
          </table:table-cell>
          <table:table-cell office:value-type="float" calcext:value-type="float" office:value="47046">
            <text:p>47046</text:p>
          </table:table-cell>
          <table:table-cell office:value-type="string" calcext:value-type="string">
            <text:p>La Hacquinièr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6" office:value-type="float" calcext:value-type="float" office:value="637561.27500000002">
            <text:p>637561.27500000002</text:p>
          </table:table-cell>
          <table:table-cell table:style-name="ce5" office:value-type="float" calcext:value-type="float" office:value="6844237.2402999997">
            <text:p>6844237.2402999997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La Hacquinièr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3073957031752, 2.4257914255599538</text:p>
          </table:table-cell>
          <table:table-cell office:value-type="string" calcext:value-type="string">
            <text:p>{"coordinates": [2.425791425559954, 48.93073957031752], "type": "Point"}</text:p>
          </table:table-cell>
          <table:table-cell office:value-type="float" calcext:value-type="float" office:value="175">
            <text:p>175</text:p>
          </table:table-cell>
          <table:table-cell office:value-type="float" calcext:value-type="float" office:value="427">
            <text:p>427</text:p>
          </table:table-cell>
          <table:table-cell office:value-type="string" calcext:value-type="string">
            <text:p>Le Bourget</text:p>
          </table:table-cell>
          <table:table-cell table:number-columns-repeated="2"/>
          <table:table-cell office:value-type="float" calcext:value-type="float" office:value="72641">
            <text:p>72641</text:p>
          </table:table-cell>
          <table:table-cell office:value-type="string" calcext:value-type="string">
            <text:p>Le Bourget</text:p>
          </table:table-cell>
          <table:table-cell office:value-type="float" calcext:value-type="float" office:value="43231">
            <text:p>43231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7" office:value-type="float" calcext:value-type="float" office:value="657928.48999999999">
            <text:p>657928.48999999999</text:p>
          </table:table-cell>
          <table:table-cell table:style-name="ce5" office:value-type="float" calcext:value-type="float" office:value="6870237.4878000002">
            <text:p>6870237.4878000002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Le Bourget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0540392478546, 2.1927348848067565</text:p>
          </table:table-cell>
          <table:table-cell office:value-type="string" calcext:value-type="string">
            <text:p>{"coordinates": [2.192734884806756, 48.70540392478546], "type": "Point"}</text:p>
          </table:table-cell>
          <table:table-cell office:value-type="float" calcext:value-type="float" office:value="176">
            <text:p>176</text:p>
          </table:table-cell>
          <table:table-cell office:value-type="float" calcext:value-type="float" office:value="429">
            <text:p>429</text:p>
          </table:table-cell>
          <table:table-cell office:value-type="string" calcext:value-type="string">
            <text:p>Le Guichet</text:p>
          </table:table-cell>
          <table:table-cell table:number-columns-repeated="2"/>
          <table:table-cell office:value-type="float" calcext:value-type="float" office:value="63025">
            <text:p>63025</text:p>
          </table:table-cell>
          <table:table-cell office:value-type="string" calcext:value-type="string">
            <text:p>Le Guichet</text:p>
          </table:table-cell>
          <table:table-cell office:value-type="float" calcext:value-type="float" office:value="43232">
            <text:p>43232</text:p>
          </table:table-cell>
          <table:table-cell office:value-type="string" calcext:value-type="string">
            <text:p>Le Guichet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40597.10510000004">
            <text:p>640597.10510000004</text:p>
          </table:table-cell>
          <table:table-cell table:style-name="ce5" office:value-type="float" calcext:value-type="float" office:value="6845332.8158">
            <text:p>6845332.8158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Le Guichet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7342490721537, 2.514360285533493</text:p>
          </table:table-cell>
          <table:table-cell office:value-type="string" calcext:value-type="string">
            <text:p>{"coordinates": [2.514360285533493, 48.97342490721537], "type": "Point"}</text:p>
          </table:table-cell>
          <table:table-cell office:value-type="float" calcext:value-type="float" office:value="214">
            <text:p>214</text:p>
          </table:table-cell>
          <table:table-cell office:value-type="float" calcext:value-type="float" office:value="621">
            <text:p>621</text:p>
          </table:table-cell>
          <table:table-cell office:value-type="string" calcext:value-type="string">
            <text:p>Parc des Expositions</text:p>
          </table:table-cell>
          <table:table-cell table:number-columns-repeated="2"/>
          <table:table-cell office:value-type="float" calcext:value-type="float" office:value="73568">
            <text:p>73568</text:p>
          </table:table-cell>
          <table:table-cell office:value-type="string" calcext:value-type="string">
            <text:p>Parc des Expositions</text:p>
          </table:table-cell>
          <table:table-cell office:value-type="float" calcext:value-type="float" office:value="47878">
            <text:p>47878</text:p>
          </table:table-cell>
          <table:table-cell office:value-type="string" calcext:value-type="string">
            <text:p>Parc des Expositions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6" office:value-type="float" calcext:value-type="float" office:value="664446.91899999999">
            <text:p>664446.91899999999</text:p>
          </table:table-cell>
          <table:table-cell table:style-name="ce5" office:value-type="float" calcext:value-type="float" office:value="6874940.6593000004">
            <text:p>6874940.6593000004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Parc des Expositions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0275104207729, 2.071242846320578</text:p>
          </table:table-cell>
          <table:table-cell office:value-type="string" calcext:value-type="string">
            <text:p>{"coordinates": [2.071242846320578, 48.70275104207729], "type": "Point"}</text:p>
          </table:table-cell>
          <table:table-cell office:value-type="float" calcext:value-type="float" office:value="266">
            <text:p>266</text:p>
          </table:table-cell>
          <table:table-cell office:value-type="float" calcext:value-type="float" office:value="839">
            <text:p>839</text:p>
          </table:table-cell>
          <table:table-cell office:value-type="string" calcext:value-type="string">
            <text:p>Saint-Rémy-lès-Chevreuse</text:p>
          </table:table-cell>
          <table:table-cell table:number-columns-repeated="2"/>
          <table:table-cell office:value-type="float" calcext:value-type="float" office:value="62978">
            <text:p>62978</text:p>
          </table:table-cell>
          <table:table-cell office:value-type="string" calcext:value-type="string">
            <text:p>Saint-Rémy-lès-Chevreuse</text:p>
          </table:table-cell>
          <table:table-cell office:value-type="float" calcext:value-type="float" office:value="47889">
            <text:p>47889</text:p>
          </table:table-cell>
          <table:table-cell office:value-type="string" calcext:value-type="string">
            <text:p>Saint-Rémy-lès-Chevreus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ER B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4" office:value-type="float" calcext:value-type="float" office:value="631653.98580000002">
            <text:p>631653.98580000002</text:p>
          </table:table-cell>
          <table:table-cell table:style-name="ce5" office:value-type="float" calcext:value-type="float" office:value="6845136.1632000003">
            <text:p>6845136.1632000003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Saint-Rémy-lès-Chevreus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8023729710839, 2.281430595437462</text:p>
          </table:table-cell>
          <table:table-cell office:value-type="string" calcext:value-type="string">
            <text:p>{"coordinates": [2.281430595437462, 48.78023729710839], "type": "Point"}</text:p>
          </table:table-cell>
          <table:table-cell office:value-type="float" calcext:value-type="float" office:value="293">
            <text:p>293</text:p>
          </table:table-cell>
          <table:table-cell office:value-type="float" calcext:value-type="float" office:value="742">
            <text:p>742</text:p>
          </table:table-cell>
          <table:table-cell office:value-type="string" calcext:value-type="string">
            <text:p>Robinson</text:p>
          </table:table-cell>
          <table:table-cell table:number-columns-repeated="2"/>
          <table:table-cell office:value-type="float" calcext:value-type="float" office:value="427230">
            <text:p>427230</text:p>
          </table:table-cell>
          <table:table-cell office:value-type="string" calcext:value-type="string">
            <text:p>Robinson</text:p>
          </table:table-cell>
          <table:table-cell office:value-type="float" calcext:value-type="float" office:value="43186">
            <text:p>43186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ER B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4" office:value-type="float" calcext:value-type="float" office:value="647199.33420000004">
            <text:p>647199.33420000004</text:p>
          </table:table-cell>
          <table:table-cell table:style-name="ce5" office:value-type="float" calcext:value-type="float" office:value="6853589.6745999996">
            <text:p>6853589.6745999996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Robinson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43016569903006, 2.295921406897603</text:p>
          </table:table-cell>
          <table:table-cell office:value-type="string" calcext:value-type="string">
            <text:p>{"coordinates": [2.295921406897603, 48.743016569903006], "type": "Point"}</text:p>
          </table:table-cell>
          <table:table-cell office:value-type="float" calcext:value-type="float" office:value="497">
            <text:p>497</text:p>
          </table:table-cell>
          <table:table-cell office:value-type="float" calcext:value-type="float" office:value="286">
            <text:p>286</text:p>
          </table:table-cell>
          <table:table-cell office:value-type="string" calcext:value-type="string">
            <text:p>Fontaine-Michalon</text:p>
          </table:table-cell>
          <table:table-cell table:number-columns-repeated="2"/>
          <table:table-cell office:value-type="float" calcext:value-type="float" office:value="69647">
            <text:p>69647</text:p>
          </table:table-cell>
          <table:table-cell office:value-type="string" calcext:value-type="string">
            <text:p>Fontaine Michalon</text:p>
          </table:table-cell>
          <table:table-cell office:value-type="float" calcext:value-type="float" office:value="43124">
            <text:p>43124</text:p>
          </table:table-cell>
          <table:table-cell office:value-type="string" calcext:value-type="string">
            <text:p>Fontaine Michalon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48227.19409999996">
            <text:p>648227.19409999996</text:p>
          </table:table-cell>
          <table:table-cell table:style-name="ce5" office:value-type="float" calcext:value-type="float" office:value="6849441.8357999995">
            <text:p>6849441.8357999995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Fontaine-Michalon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87566728367985, 2.292988009258979</text:p>
          </table:table-cell>
          <table:table-cell office:value-type="string" calcext:value-type="string">
            <text:p>{"coordinates": [2.292988009258979, 48.787566728367985], "type": "Point"}</text:p>
          </table:table-cell>
          <table:table-cell office:value-type="float" calcext:value-type="float" office:value="1321">
            <text:p>1321</text:p>
          </table:table-cell>
          <table:table-cell office:value-type="float" calcext:value-type="float" office:value="287">
            <text:p>287</text:p>
          </table:table-cell>
          <table:table-cell office:value-type="string" calcext:value-type="string">
            <text:p>Fontenay-aux-Roses</text:p>
          </table:table-cell>
          <table:table-cell table:number-columns-repeated="2"/>
          <table:table-cell office:value-type="float" calcext:value-type="float" office:value="70133">
            <text:p>70133</text:p>
          </table:table-cell>
          <table:table-cell office:value-type="string" calcext:value-type="string">
            <text:p>Fontenay-aux-Roses</text:p>
          </table:table-cell>
          <table:table-cell office:value-type="float" calcext:value-type="float" office:value="43125">
            <text:p>43125</text:p>
          </table:table-cell>
          <table:table-cell office:value-type="string" calcext:value-type="string">
            <text:p>Fontenay-aux-Roses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48055.84979999997">
            <text:p>648055.84979999997</text:p>
          </table:table-cell>
          <table:table-cell table:style-name="ce5" office:value-type="float" calcext:value-type="float" office:value="6854396.9194">
            <text:p>6854396.9194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Fontenay-aux-Roses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1800820579238, 2.362470767055213</text:p>
          </table:table-cell>
          <table:table-cell office:value-type="string" calcext:value-type="string">
            <text:p>{"coordinates": [2.362470767055213, 48.91800820579238], "type": "Point"}</text:p>
          </table:table-cell>
          <table:table-cell office:value-type="float" calcext:value-type="float" office:value="1322">
            <text:p>1322</text:p>
          </table:table-cell>
          <table:table-cell office:value-type="float" calcext:value-type="float" office:value="404">
            <text:p>404</text:p>
          </table:table-cell>
          <table:table-cell office:value-type="string" calcext:value-type="string">
            <text:p>La Plaine-Stade de France</text:p>
          </table:table-cell>
          <table:table-cell table:number-columns-repeated="2"/>
          <table:table-cell office:value-type="float" calcext:value-type="float" office:value="72211">
            <text:p>72211</text:p>
          </table:table-cell>
          <table:table-cell office:value-type="string" calcext:value-type="string">
            <text:p>La Plaine Stade de France - Saint-Denis - Aubervilliers</text:p>
          </table:table-cell>
          <table:table-cell office:value-type="float" calcext:value-type="float" office:value="43145">
            <text:p>43145</text:p>
          </table:table-cell>
          <table:table-cell office:value-type="string" calcext:value-type="string">
            <text:p>La Plaine Stade de Franc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53277.73369999998">
            <text:p>653277.73369999998</text:p>
          </table:table-cell>
          <table:table-cell table:style-name="ce5" office:value-type="float" calcext:value-type="float" office:value="6868857.3799000001">
            <text:p>6868857.3799000001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La Plaine-Stade de Franc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3230541606913, 2.475674370833512</text:p>
          </table:table-cell>
          <table:table-cell office:value-type="string" calcext:value-type="string">
            <text:p>{"coordinates": [2.475674370833512, 48.93230541606913], "type": "Point"}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77">
            <text:p>77</text:p>
          </table:table-cell>
          <table:table-cell office:value-type="string" calcext:value-type="string">
            <text:p>Le Blanc-Mesnil</text:p>
          </table:table-cell>
          <table:table-cell table:number-columns-repeated="2"/>
          <table:table-cell office:value-type="float" calcext:value-type="float" office:value="72648">
            <text:p>72648</text:p>
          </table:table-cell>
          <table:table-cell office:value-type="string" calcext:value-type="string">
            <text:p>Le Blanc-Mesnil</text:p>
          </table:table-cell>
          <table:table-cell office:value-type="float" calcext:value-type="float" office:value="46163">
            <text:p>46163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6" office:value-type="float" calcext:value-type="float" office:value="661584.44799999997">
            <text:p>661584.44799999997</text:p>
          </table:table-cell>
          <table:table-cell table:style-name="ce5" office:value-type="float" calcext:value-type="float" office:value="6870386.1867000004">
            <text:p>6870386.1867000004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Le Blanc-Mesnil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0596898482229, 2.212262378017493</text:p>
          </table:table-cell>
          <table:table-cell office:value-type="string" calcext:value-type="string">
            <text:p>{"coordinates": [2.212262378017493, 48.70596898482229], "type": "Point"}</text:p>
          </table:table-cell>
          <table:table-cell office:value-type="float" calcext:value-type="float" office:value="205">
            <text:p>205</text:p>
          </table:table-cell>
          <table:table-cell office:value-type="float" calcext:value-type="float" office:value="483">
            <text:p>483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École Polytechnique</text:p>
          </table:table-cell>
          <table:table-cell/>
          <table:table-cell office:value-type="float" calcext:value-type="float" office:value="63029">
            <text:p>63029</text:p>
          </table:table-cell>
          <table:table-cell office:value-type="string" calcext:value-type="string">
            <text:p>Lozère</text:p>
          </table:table-cell>
          <table:table-cell office:value-type="float" calcext:value-type="float" office:value="474069">
            <text:p>474069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42034.62120000005">
            <text:p>642034.62120000005</text:p>
          </table:table-cell>
          <table:table-cell table:style-name="ce5" office:value-type="float" calcext:value-type="float" office:value="6845381.1234999998">
            <text:p>6845381.1234999998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Lozèr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1694628758515, 2.245672514581906</text:p>
          </table:table-cell>
          <table:table-cell office:value-type="string" calcext:value-type="string">
            <text:p>{"coordinates": [2.245672514581906, 48.71694628758515], "type": "Point"}</text:p>
          </table:table-cell>
          <table:table-cell office:value-type="float" calcext:value-type="float" office:value="211">
            <text:p>211</text:p>
          </table:table-cell>
          <table:table-cell office:value-type="float" calcext:value-type="float" office:value="616">
            <text:p>616</text:p>
          </table:table-cell>
          <table:table-cell office:value-type="string" calcext:value-type="string">
            <text:p>Palaiseau</text:p>
          </table:table-cell>
          <table:table-cell table:number-columns-repeated="2"/>
          <table:table-cell office:value-type="float" calcext:value-type="float" office:value="63175">
            <text:p>63175</text:p>
          </table:table-cell>
          <table:table-cell office:value-type="string" calcext:value-type="string">
            <text:p>Palaiseau</text:p>
          </table:table-cell>
          <table:table-cell office:value-type="float" calcext:value-type="float" office:value="47009">
            <text:p>47009</text:p>
          </table:table-cell>
          <table:table-cell office:value-type="string" calcext:value-type="string">
            <text:p>Palaiseau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44504.67610000004">
            <text:p>644504.67610000004</text:p>
          </table:table-cell>
          <table:table-cell table:style-name="ce5" office:value-type="float" calcext:value-type="float" office:value="6846577.5278000003">
            <text:p>6846577.5278000003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Palaiseau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5314838758261, 2.6031353051184487</text:p>
          </table:table-cell>
          <table:table-cell office:value-type="string" calcext:value-type="string">
            <text:p>{"coordinates": [2.603135305118449, 48.95314838758261], "type": "Point"}</text:p>
          </table:table-cell>
          <table:table-cell office:value-type="float" calcext:value-type="float" office:value="353">
            <text:p>353</text:p>
          </table:table-cell>
          <table:table-cell office:value-type="float" calcext:value-type="float" office:value="904">
            <text:p>904</text:p>
          </table:table-cell>
          <table:table-cell office:value-type="string" calcext:value-type="string">
            <text:p>Villeparisis-Mitry-le-Neuf</text:p>
          </table:table-cell>
          <table:table-cell table:number-columns-repeated="2"/>
          <table:table-cell office:value-type="float" calcext:value-type="float" office:value="68916">
            <text:p>68916</text:p>
          </table:table-cell>
          <table:table-cell office:value-type="string" calcext:value-type="string">
            <text:p>Villeparisis - Mitry-le-Neuf</text:p>
          </table:table-cell>
          <table:table-cell office:value-type="float" calcext:value-type="float" office:value="46725">
            <text:p>46725</text:p>
          </table:table-cell>
          <table:table-cell office:value-type="string" calcext:value-type="string">
            <text:p>Villeparisis - Mitry-le-Neuf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70934.63430000003">
            <text:p>670934.63430000003</text:p>
          </table:table-cell>
          <table:table-cell table:style-name="ce5" office:value-type="float" calcext:value-type="float" office:value="6872649.5012999997">
            <text:p>6872649.5012999997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Villeparisis-Mitry-le-Neuf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468939111449, 2.524779047056861</text:p>
          </table:table-cell>
          <table:table-cell office:value-type="string" calcext:value-type="string">
            <text:p>{"coordinates": [2.524779047056861, 48.9468939111449], "type": "Point"}</text:p>
          </table:table-cell>
          <table:table-cell office:value-type="float" calcext:value-type="float" office:value="441">
            <text:p>441</text:p>
          </table:table-cell>
          <table:table-cell office:value-type="float" calcext:value-type="float" office:value="795">
            <text:p>795</text:p>
          </table:table-cell>
          <table:table-cell office:value-type="string" calcext:value-type="string">
            <text:p>Sevran-Beaudottes</text:p>
          </table:table-cell>
          <table:table-cell table:number-columns-repeated="2"/>
          <table:table-cell office:value-type="float" calcext:value-type="float" office:value="73491">
            <text:p>73491</text:p>
          </table:table-cell>
          <table:table-cell office:value-type="string" calcext:value-type="string">
            <text:p>Sevran Beaudottes</text:p>
          </table:table-cell>
          <table:table-cell office:value-type="float" calcext:value-type="float" office:value="43193">
            <text:p>43193</text:p>
          </table:table-cell>
          <table:table-cell office:value-type="string" calcext:value-type="string">
            <text:p>Sevran Beaudottes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6" office:value-type="float" calcext:value-type="float" office:value="665191.89800000004">
            <text:p>665191.89800000004</text:p>
          </table:table-cell>
          <table:table-cell table:style-name="ce5" office:value-type="float" calcext:value-type="float" office:value="6871985.6772999996">
            <text:p>6871985.6772999996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Sevran-Beaudottes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3968104253053, 2.287667495463073</text:p>
          </table:table-cell>
          <table:table-cell office:value-type="string" calcext:value-type="string">
            <text:p>{"coordinates": [2.287667495463073, 48.73968104253053], "type": "Point"}</text:p>
          </table:table-cell>
          <table:table-cell office:value-type="float" calcext:value-type="float" office:value="517">
            <text:p>517</text:p>
          </table:table-cell>
          <table:table-cell office:value-type="float" calcext:value-type="float" office:value="445">
            <text:p>445</text:p>
          </table:table-cell>
          <table:table-cell office:value-type="string" calcext:value-type="string">
            <text:p>Les Baconnets</text:p>
          </table:table-cell>
          <table:table-cell table:number-columns-repeated="2"/>
          <table:table-cell office:value-type="float" calcext:value-type="float" office:value="69622">
            <text:p>69622</text:p>
          </table:table-cell>
          <table:table-cell office:value-type="string" calcext:value-type="string">
            <text:p>Les Baconnets</text:p>
          </table:table-cell>
          <table:table-cell office:value-type="float" calcext:value-type="float" office:value="43228">
            <text:p>43228</text:p>
          </table:table-cell>
          <table:table-cell office:value-type="string" calcext:value-type="string">
            <text:p>Les Baconnets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47616.9325">
            <text:p>647616.9325</text:p>
          </table:table-cell>
          <table:table-cell table:style-name="ce5" office:value-type="float" calcext:value-type="float" office:value="6849076.4380999999">
            <text:p>6849076.4380999999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Les Baconnets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9.009756452138376, 2.5612326952251063</text:p>
          </table:table-cell>
          <table:table-cell office:value-type="string" calcext:value-type="string">
            <text:p>{"coordinates": [2.561232695225106, 49.009756452138376], "type": "Point"}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743">
            <text:p>743</text:p>
          </table:table-cell>
          <table:table-cell office:value-type="string" calcext:value-type="string">
            <text:p>Aéroport Charles De Gaulle 1</text:p>
          </table:table-cell>
          <table:table-cell table:number-columns-repeated="2"/>
          <table:table-cell office:value-type="float" calcext:value-type="float" office:value="73596">
            <text:p>73596</text:p>
          </table:table-cell>
          <table:table-cell office:value-type="string" calcext:value-type="string">
            <text:p>Aéroport CDG 1 (Terminal 3)</text:p>
          </table:table-cell>
          <table:table-cell office:value-type="float" calcext:value-type="float" office:value="462398">
            <text:p>462398</text:p>
          </table:table-cell>
          <table:table-cell office:value-type="string" calcext:value-type="string">
            <text:p>Aéroport CDG 1 (Terminal 3) - RER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67900.80370000005">
            <text:p>667900.80370000005</text:p>
          </table:table-cell>
          <table:table-cell table:style-name="ce5" office:value-type="float" calcext:value-type="float" office:value="6878960.9005000005">
            <text:p>6878960.9005000005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Aéroport Charles De Gaulle 1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9333629623622, 2.322201633670121</text:p>
          </table:table-cell>
          <table:table-cell office:value-type="string" calcext:value-type="string">
            <text:p>{"coordinates": [2.322201633670121, 48.79333629623622], "type": "Point"}</text:p>
          </table:table-cell>
          <table:table-cell office:value-type="float" calcext:value-type="float" office:value="33">
            <text:p>33</text:p>
          </table:table-cell>
          <table:table-cell office:value-type="float" calcext:value-type="float" office:value="45">
            <text:p>45</text:p>
          </table:table-cell>
          <table:table-cell office:value-type="string" calcext:value-type="string">
            <text:p>Bagneux</text:p>
          </table:table-cell>
          <table:table-cell table:number-columns-repeated="2"/>
          <table:table-cell office:value-type="float" calcext:value-type="float" office:value="70210">
            <text:p>70210</text:p>
          </table:table-cell>
          <table:table-cell office:value-type="string" calcext:value-type="string">
            <text:p>Bagneux</text:p>
          </table:table-cell>
          <table:table-cell office:value-type="float" calcext:value-type="float" office:value="44493">
            <text:p>44493</text:p>
          </table:table-cell>
          <table:table-cell office:value-type="string" calcext:value-type="string">
            <text:p>Bagneux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50207.62659999996">
            <text:p>650207.62659999996</text:p>
          </table:table-cell>
          <table:table-cell table:style-name="ce5" office:value-type="float" calcext:value-type="float" office:value="6855019.5844999999">
            <text:p>6855019.5844999999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Bagneux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0121772031537, 2.097975858420524</text:p>
          </table:table-cell>
          <table:table-cell office:value-type="string" calcext:value-type="string">
            <text:p>{"coordinates": [2.097975858420524, 48.70121772031537], "type": "Point"}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219">
            <text:p>219</text:p>
          </table:table-cell>
          <table:table-cell office:value-type="string" calcext:value-type="string">
            <text:p>Courcelle-sur-Yvette</text:p>
          </table:table-cell>
          <table:table-cell table:number-columns-repeated="2"/>
          <table:table-cell office:value-type="float" calcext:value-type="float" office:value="62951">
            <text:p>62951</text:p>
          </table:table-cell>
          <table:table-cell office:value-type="string" calcext:value-type="string">
            <text:p>Courcelle sur Yvette</text:p>
          </table:table-cell>
          <table:table-cell office:value-type="float" calcext:value-type="float" office:value="47052">
            <text:p>47052</text:p>
          </table:table-cell>
          <table:table-cell office:value-type="string" calcext:value-type="string">
            <text:p>Courcelle sur Yvett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33619.19869999995">
            <text:p>633619.19869999995</text:p>
          </table:table-cell>
          <table:table-cell table:style-name="ce5" office:value-type="float" calcext:value-type="float" office:value="6844942.8938999996">
            <text:p>6844942.8938999996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Courcelle-sur-Yvett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3270621869947, 2.4547663827657766</text:p>
          </table:table-cell>
          <table:table-cell office:value-type="string" calcext:value-type="string">
            <text:p>{"coordinates": [2.454766382765777, 48.93270621869947], "type": "Point"}</text:p>
          </table:table-cell>
          <table:table-cell office:value-type="float" calcext:value-type="float" office:value="47">
            <text:p>47</text:p>
          </table:table-cell>
          <table:table-cell office:value-type="float" calcext:value-type="float" office:value="242">
            <text:p>242</text:p>
          </table:table-cell>
          <table:table-cell office:value-type="string" calcext:value-type="string">
            <text:p>Drancy</text:p>
          </table:table-cell>
          <table:table-cell table:number-columns-repeated="2"/>
          <table:table-cell office:value-type="float" calcext:value-type="float" office:value="72652">
            <text:p>72652</text:p>
          </table:table-cell>
          <table:table-cell office:value-type="string" calcext:value-type="string">
            <text:p>Drancy</text:p>
          </table:table-cell>
          <table:table-cell office:value-type="float" calcext:value-type="float" office:value="43122">
            <text:p>43122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60052.92260000005">
            <text:p>660052.92260000005</text:p>
          </table:table-cell>
          <table:table-cell table:style-name="ce5" office:value-type="float" calcext:value-type="float" office:value="6870441.1305999998">
            <text:p>6870441.1305999998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Drancy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696252747814434, 2.1643782427741725</text:p>
          </table:table-cell>
          <table:table-cell office:value-type="string" calcext:value-type="string">
            <text:p>{"coordinates": [2.164378242774172, 48.696252747814434], "type": "Point"}</text:p>
          </table:table-cell>
          <table:table-cell office:value-type="float" calcext:value-type="float" office:value="63">
            <text:p>63</text:p>
          </table:table-cell>
          <table:table-cell office:value-type="float" calcext:value-type="float" office:value="118">
            <text:p>118</text:p>
          </table:table-cell>
          <table:table-cell office:value-type="string" calcext:value-type="string">
            <text:p>Bures-sur-Yvette</text:p>
          </table:table-cell>
          <table:table-cell table:number-columns-repeated="2"/>
          <table:table-cell office:value-type="float" calcext:value-type="float" office:value="62851">
            <text:p>62851</text:p>
          </table:table-cell>
          <table:table-cell office:value-type="string" calcext:value-type="string">
            <text:p>Bures-sur-Yvette</text:p>
          </table:table-cell>
          <table:table-cell office:value-type="float" calcext:value-type="float" office:value="43103">
            <text:p>43103</text:p>
          </table:table-cell>
          <table:table-cell office:value-type="string" calcext:value-type="string">
            <text:p>Bures-sur-Yvett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38499.78119999997">
            <text:p>638499.78119999997</text:p>
          </table:table-cell>
          <table:table-cell table:style-name="ce5" office:value-type="float" calcext:value-type="float" office:value="6844337.1535">
            <text:p>6844337.1535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Bures-sur-Yvett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808296588631435, 2.334354309639648</text:p>
          </table:table-cell>
          <table:table-cell office:value-type="string" calcext:value-type="string">
            <text:p>{"coordinates": [2.334354309639648, 48.808296588631435], "type": "Point"}</text:p>
          </table:table-cell>
          <table:table-cell office:value-type="float" calcext:value-type="float" office:value="173">
            <text:p>173</text:p>
          </table:table-cell>
          <table:table-cell office:value-type="float" calcext:value-type="float" office:value="403">
            <text:p>403</text:p>
          </table:table-cell>
          <table:table-cell office:value-type="string" calcext:value-type="string">
            <text:p>Laplace</text:p>
          </table:table-cell>
          <table:table-cell table:number-columns-repeated="2"/>
          <table:table-cell office:value-type="float" calcext:value-type="float" office:value="70427">
            <text:p>70427</text:p>
          </table:table-cell>
          <table:table-cell office:value-type="string" calcext:value-type="string">
            <text:p>Laplace</text:p>
          </table:table-cell>
          <table:table-cell office:value-type="float" calcext:value-type="float" office:value="43607">
            <text:p>43607</text:p>
          </table:table-cell>
          <table:table-cell office:value-type="string" calcext:value-type="string">
            <text:p>Laplac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51114.38659999997">
            <text:p>651114.38659999997</text:p>
          </table:table-cell>
          <table:table-cell table:style-name="ce8" office:value-type="float" calcext:value-type="float" office:value="6856675.358">
            <text:p>6856675.358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Laplac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8135672132316, 2.2976476777940333</text:p>
          </table:table-cell>
          <table:table-cell office:value-type="string" calcext:value-type="string">
            <text:p>{"coordinates": [2.297647677794033, 48.78135672132316], "type": "Point"}</text:p>
          </table:table-cell>
          <table:table-cell office:value-type="float" calcext:value-type="float" office:value="273">
            <text:p>273</text:p>
          </table:table-cell>
          <table:table-cell office:value-type="float" calcext:value-type="float" office:value="790">
            <text:p>790</text:p>
          </table:table-cell>
          <table:table-cell office:value-type="string" calcext:value-type="string">
            <text:p>Sceaux</text:p>
          </table:table-cell>
          <table:table-cell table:number-columns-repeated="2"/>
          <table:table-cell office:value-type="float" calcext:value-type="float" office:value="74265">
            <text:p>74265</text:p>
          </table:table-cell>
          <table:table-cell office:value-type="string" calcext:value-type="string">
            <text:p>Sceaux</text:p>
          </table:table-cell>
          <table:table-cell office:value-type="float" calcext:value-type="float" office:value="59206">
            <text:p>59206</text:p>
          </table:table-cell>
          <table:table-cell office:value-type="string" calcext:value-type="string">
            <text:p>Sceaux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48392.04489999998">
            <text:p>648392.04489999998</text:p>
          </table:table-cell>
          <table:table-cell table:style-name="ce8" office:value-type="float" calcext:value-type="float" office:value="6853703.4139999999">
            <text:p>6853703.4139999999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Sceaux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36280185651775, 2.5347149747425237</text:p>
          </table:table-cell>
          <table:table-cell office:value-type="string" calcext:value-type="string">
            <text:p>{"coordinates": [2.534714974742524, 48.936280185651775], "type": "Point"}</text:p>
          </table:table-cell>
          <table:table-cell office:value-type="float" calcext:value-type="float" office:value="276">
            <text:p>276</text:p>
          </table:table-cell>
          <table:table-cell office:value-type="float" calcext:value-type="float" office:value="796">
            <text:p>796</text:p>
          </table:table-cell>
          <table:table-cell office:value-type="string" calcext:value-type="string">
            <text:p>Sevran-Livry</text:p>
          </table:table-cell>
          <table:table-cell table:number-columns-repeated="2"/>
          <table:table-cell office:value-type="float" calcext:value-type="float" office:value="73439">
            <text:p>73439</text:p>
          </table:table-cell>
          <table:table-cell office:value-type="string" calcext:value-type="string">
            <text:p>Sevran - Livry</text:p>
          </table:table-cell>
          <table:table-cell office:value-type="float" calcext:value-type="float" office:value="43194">
            <text:p>43194</text:p>
          </table:table-cell>
          <table:table-cell office:value-type="string" calcext:value-type="string">
            <text:p>Sevran - Livry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65912.70310000004">
            <text:p>665912.70310000004</text:p>
          </table:table-cell>
          <table:table-cell table:style-name="ce5" office:value-type="float" calcext:value-type="float" office:value="6870801.0785999997">
            <text:p>6870801.0785999997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Sevran-Livry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54946525531125, 2.3009868557349513</text:p>
          </table:table-cell>
          <table:table-cell office:value-type="string" calcext:value-type="string">
            <text:p>{"coordinates": [2.300986855734951, 48.754946525531125], "type": "Point"}</text:p>
          </table:table-cell>
          <table:table-cell office:value-type="float" calcext:value-type="float" office:value="406">
            <text:p>406</text:p>
          </table:table-cell>
          <table:table-cell office:value-type="float" calcext:value-type="float" office:value="20">
            <text:p>20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Orly</text:p>
          </table:table-cell>
          <table:table-cell/>
          <table:table-cell office:value-type="float" calcext:value-type="float" office:value="69759">
            <text:p>69759</text:p>
          </table:table-cell>
          <table:table-cell office:value-type="string" calcext:value-type="string">
            <text:p>Antony</text:p>
          </table:table-cell>
          <table:table-cell office:value-type="float" calcext:value-type="float" office:value="43066">
            <text:p>43066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4" office:value-type="float" calcext:value-type="float" office:value="648611.40249999997">
            <text:p>648611.40249999997</text:p>
          </table:table-cell>
          <table:table-cell table:style-name="ce9" office:value-type="float" calcext:value-type="float" office:value="6850764.9000000004">
            <text:p>6850764.9000000004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Antony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2509804119919, 2.259946049525822</text:p>
          </table:table-cell>
          <table:table-cell office:value-type="string" calcext:value-type="string">
            <text:p>{"coordinates": [2.259946049525822, 48.72509804119919], "type": "Point"}</text:p>
          </table:table-cell>
          <table:table-cell office:value-type="float" calcext:value-type="float" office:value="426">
            <text:p>426</text:p>
          </table:table-cell>
          <table:table-cell office:value-type="float" calcext:value-type="float" office:value="520">
            <text:p>520</text:p>
          </table:table-cell>
          <table:table-cell office:value-type="string" calcext:value-type="string">
            <text:p>Massy-Palaiseau</text:p>
          </table:table-cell>
          <table:table-cell table:number-columns-repeated="2"/>
          <table:table-cell office:value-type="float" calcext:value-type="float" office:value="63244">
            <text:p>63244</text:p>
          </table:table-cell>
          <table:table-cell office:value-type="string" calcext:value-type="string">
            <text:p>Massy - Palaiseau</text:p>
          </table:table-cell>
          <table:table-cell office:value-type="float" calcext:value-type="float" office:value="58774">
            <text:p>58774</text:p>
          </table:table-cell>
          <table:table-cell office:value-type="string" calcext:value-type="string">
            <text:p>Massy - Palaiseau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4" office:value-type="float" calcext:value-type="float" office:value="645563.2328">
            <text:p>645563.2328</text:p>
          </table:table-cell>
          <table:table-cell table:style-name="ce5" office:value-type="float" calcext:value-type="float" office:value="6847473.8777000001">
            <text:p>6847473.8777000001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Massy-Palaiseau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8210896506153, 2.3389784720131814</text:p>
          </table:table-cell>
          <table:table-cell office:value-type="string" calcext:value-type="string">
            <text:p>{"coordinates": [2.338978472013181, 48.8210896506153], "type": "Point"}</text:p>
          </table:table-cell>
          <table:table-cell office:value-type="float" calcext:value-type="float" office:value="489">
            <text:p>489</text:p>
          </table:table-cell>
          <table:table-cell office:value-type="float" calcext:value-type="float" office:value="189">
            <text:p>189</text:p>
          </table:table-cell>
          <table:table-cell office:value-type="string" calcext:value-type="string">
            <text:p>Cité Universitaire</text:p>
          </table:table-cell>
          <table:table-cell table:number-columns-repeated="2"/>
          <table:table-cell office:value-type="float" calcext:value-type="float" office:value="70623">
            <text:p>70623</text:p>
          </table:table-cell>
          <table:table-cell office:value-type="string" calcext:value-type="string">
            <text:p>Cité universitaire</text:p>
          </table:table-cell>
          <table:table-cell office:value-type="float" calcext:value-type="float" office:value="473843">
            <text:p>473843</text:p>
          </table:table-cell>
          <table:table-cell office:value-type="string" calcext:value-type="string">
            <text:p>Cité Universitair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51465.88910000003">
            <text:p>651465.88910000003</text:p>
          </table:table-cell>
          <table:table-cell table:style-name="ce5" office:value-type="float" calcext:value-type="float" office:value="6858094.9266999997">
            <text:p>6858094.9266999997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Cité Universitair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85211888263096, 2.34402115205528</text:p>
          </table:table-cell>
          <table:table-cell office:value-type="string" calcext:value-type="string">
            <text:p>{"coordinates": [2.34402115205528, 48.85211888263096], "type": "Point"}</text:p>
          </table:table-cell>
          <table:table-cell office:value-type="float" calcext:value-type="float" office:value="528">
            <text:p>528</text:p>
          </table:table-cell>
          <table:table-cell office:value-type="float" calcext:value-type="float" office:value="827">
            <text:p>827</text:p>
          </table:table-cell>
          <table:table-cell office:value-type="string" calcext:value-type="string">
            <text:p>Saint-Michel</text:p>
          </table:table-cell>
          <table:table-cell office:value-type="string" calcext:value-type="string">
            <text:p>Notre-Dame</text:p>
          </table:table-cell>
          <table:table-cell/>
          <table:table-cell office:value-type="float" calcext:value-type="float" office:value="73620">
            <text:p>73620</text:p>
          </table:table-cell>
          <table:table-cell office:value-type="string" calcext:value-type="string">
            <text:p>Saint-Michel Notre-Dame</text:p>
          </table:table-cell>
          <table:table-cell office:value-type="float" calcext:value-type="float" office:value="44877">
            <text:p>44877</text:p>
          </table:table-cell>
          <table:table-cell office:value-type="string" calcext:value-type="string">
            <text:p>Saint-Michel Notre-Dam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51864.79110000003">
            <text:p>651864.79110000003</text:p>
          </table:table-cell>
          <table:table-cell table:style-name="ce8" office:value-type="float" calcext:value-type="float" office:value="6861541.9539999999">
            <text:p>6861541.9539999999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Saint-Michel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98892500080676, 2.328136923064751</text:p>
          </table:table-cell>
          <table:table-cell office:value-type="string" calcext:value-type="string">
            <text:p>{"coordinates": [2.328136923064751, 48.798892500080676], "type": "Point"}</text:p>
          </table:table-cell>
          <table:table-cell office:value-type="float" calcext:value-type="float" office:value="22">
            <text:p>22</text:p>
          </table:table-cell>
          <table:table-cell office:value-type="float" calcext:value-type="float" office:value="22">
            <text:p>22</text:p>
          </table:table-cell>
          <table:table-cell office:value-type="string" calcext:value-type="string">
            <text:p>Arcueil-Cachan</text:p>
          </table:table-cell>
          <table:table-cell table:number-columns-repeated="2"/>
          <table:table-cell office:value-type="float" calcext:value-type="float" office:value="70263">
            <text:p>70263</text:p>
          </table:table-cell>
          <table:table-cell office:value-type="string" calcext:value-type="string">
            <text:p>Arcueil - Cachan</text:p>
          </table:table-cell>
          <table:table-cell office:value-type="float" calcext:value-type="float" office:value="43067">
            <text:p>43067</text:p>
          </table:table-cell>
          <table:table-cell office:value-type="string" calcext:value-type="string">
            <text:p>Arcueil - Cachan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50648.89029999997">
            <text:p>650648.89029999997</text:p>
          </table:table-cell>
          <table:table-cell table:style-name="ce5" office:value-type="float" calcext:value-type="float" office:value="6855633.6246999996">
            <text:p>6855633.6246999996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Arcueil-Cachan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3219600596196, 2.495513142584314</text:p>
          </table:table-cell>
          <table:table-cell office:value-type="string" calcext:value-type="string">
            <text:p>{"coordinates": [2.495513142584314, 48.93219600596196], "type": "Point"}</text:p>
          </table:table-cell>
          <table:table-cell office:value-type="float" calcext:value-type="float" office:value="29">
            <text:p>29</text:p>
          </table:table-cell>
          <table:table-cell office:value-type="float" calcext:value-type="float" office:value="37">
            <text:p>37</text:p>
          </table:table-cell>
          <table:table-cell office:value-type="string" calcext:value-type="string">
            <text:p>Aulnay-sous-Bois</text:p>
          </table:table-cell>
          <table:table-cell table:number-columns-repeated="2"/>
          <table:table-cell office:value-type="float" calcext:value-type="float" office:value="72646">
            <text:p>72646</text:p>
          </table:table-cell>
          <table:table-cell office:value-type="string" calcext:value-type="string">
            <text:p>Aulnay-sous-Bois</text:p>
          </table:table-cell>
          <table:table-cell office:value-type="float" calcext:value-type="float" office:value="43071">
            <text:p>43071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4" office:value-type="float" calcext:value-type="float" office:value="663037.86930000002">
            <text:p>663037.86930000002</text:p>
          </table:table-cell>
          <table:table-cell table:style-name="ce5" office:value-type="float" calcext:value-type="float" office:value="6870364.5511999996">
            <text:p>6870364.5511999996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Aulnay-sous-Bois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6169369040741, 2.3042273475518598</text:p>
          </table:table-cell>
          <table:table-cell office:value-type="string" calcext:value-type="string">
            <text:p>{"coordinates": [2.30422734755186, 48.76169369040741], "type": "Point"}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392">
            <text:p>392</text:p>
          </table:table-cell>
          <table:table-cell office:value-type="string" calcext:value-type="string">
            <text:p>La Croix-de-Berny-Fresnes</text:p>
          </table:table-cell>
          <table:table-cell table:number-columns-repeated="2"/>
          <table:table-cell office:value-type="float" calcext:value-type="float" office:value="69813">
            <text:p>69813</text:p>
          </table:table-cell>
          <table:table-cell office:value-type="string" calcext:value-type="string">
            <text:p>La Croix de Berny</text:p>
          </table:table-cell>
          <table:table-cell office:value-type="float" calcext:value-type="float" office:value="46007">
            <text:p>46007</text:p>
          </table:table-cell>
          <table:table-cell office:value-type="string" calcext:value-type="string">
            <text:p>La Croix de Berny Fresnes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48856.23419999995">
            <text:p>648856.23419999995</text:p>
          </table:table-cell>
          <table:table-cell table:style-name="ce5" office:value-type="float" calcext:value-type="float" office:value="6851512.9527000003">
            <text:p>6851512.9527000003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La Croix-de-Berny-Fresnes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7585875402046, 2.6424063023101896</text:p>
          </table:table-cell>
          <table:table-cell office:value-type="string" calcext:value-type="string">
            <text:p>{"coordinates": [2.64240630231019, 48.97585875402046], "type": "Point"}</text:p>
          </table:table-cell>
          <table:table-cell office:value-type="float" calcext:value-type="float" office:value="162">
            <text:p>162</text:p>
          </table:table-cell>
          <table:table-cell office:value-type="float" calcext:value-type="float" office:value="551">
            <text:p>551</text:p>
          </table:table-cell>
          <table:table-cell office:value-type="string" calcext:value-type="string">
            <text:p>Mitry-Claye</text:p>
          </table:table-cell>
          <table:table-cell table:number-columns-repeated="2"/>
          <table:table-cell office:value-type="float" calcext:value-type="float" office:value="69065">
            <text:p>69065</text:p>
          </table:table-cell>
          <table:table-cell office:value-type="string" calcext:value-type="string">
            <text:p>Mitry - Claye</text:p>
          </table:table-cell>
          <table:table-cell office:value-type="float" calcext:value-type="float" office:value="43164">
            <text:p>43164</text:p>
          </table:table-cell>
          <table:table-cell office:value-type="string" calcext:value-type="string">
            <text:p>Mitry - Clay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ER B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4" office:value-type="float" calcext:value-type="float" office:value="673822.15919999999">
            <text:p>673822.15919999999</text:p>
          </table:table-cell>
          <table:table-cell table:style-name="ce5" office:value-type="float" calcext:value-type="float" office:value="6875161.2648999998">
            <text:p>6875161.2648999998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Mitry-Clay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84543415048044, 2.339762849560476</text:p>
          </table:table-cell>
          <table:table-cell office:value-type="string" calcext:value-type="string">
            <text:p>{"coordinates": [2.339762849560476, 48.84543415048044], "type": "Point"}</text:p>
          </table:table-cell>
          <table:table-cell office:value-type="float" calcext:value-type="float" office:value="206">
            <text:p>206</text:p>
          </table:table-cell>
          <table:table-cell office:value-type="float" calcext:value-type="float" office:value="484">
            <text:p>484</text:p>
          </table:table-cell>
          <table:table-cell office:value-type="string" calcext:value-type="string">
            <text:p>Luxembourg</text:p>
          </table:table-cell>
          <table:table-cell table:number-columns-repeated="2"/>
          <table:table-cell office:value-type="float" calcext:value-type="float" office:value="71161">
            <text:p>71161</text:p>
          </table:table-cell>
          <table:table-cell office:value-type="string" calcext:value-type="string">
            <text:p>Luxembourg</text:p>
          </table:table-cell>
          <table:table-cell office:value-type="float" calcext:value-type="float" office:value="43833">
            <text:p>4383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51546.11250000005">
            <text:p>651546.11250000005</text:p>
          </table:table-cell>
          <table:table-cell table:style-name="ce5" office:value-type="float" calcext:value-type="float" office:value="6860801.2806000002">
            <text:p>6860801.2806000002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Luxembourg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0814058364534, 2.237314364639455</text:p>
          </table:table-cell>
          <table:table-cell office:value-type="string" calcext:value-type="string">
            <text:p>{"coordinates": [2.237314364639455, 48.70814058364534], "type": "Point"}</text:p>
          </table:table-cell>
          <table:table-cell office:value-type="float" calcext:value-type="float" office:value="212">
            <text:p>212</text:p>
          </table:table-cell>
          <table:table-cell office:value-type="float" calcext:value-type="float" office:value="617">
            <text:p>617</text:p>
          </table:table-cell>
          <table:table-cell office:value-type="string" calcext:value-type="string">
            <text:p>Palaiseau-Villebon</text:p>
          </table:table-cell>
          <table:table-cell table:number-columns-repeated="2"/>
          <table:table-cell office:value-type="float" calcext:value-type="float" office:value="63067">
            <text:p>63067</text:p>
          </table:table-cell>
          <table:table-cell office:value-type="string" calcext:value-type="string">
            <text:p>Palaiseau - Villebon</text:p>
          </table:table-cell>
          <table:table-cell office:value-type="float" calcext:value-type="float" office:value="43175">
            <text:p>43175</text:p>
          </table:table-cell>
          <table:table-cell office:value-type="string" calcext:value-type="string">
            <text:p>Palaiseau - Villebon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6" office:value-type="float" calcext:value-type="float" office:value="643880.33600000001">
            <text:p>643880.33600000001</text:p>
          </table:table-cell>
          <table:table-cell table:style-name="ce5" office:value-type="float" calcext:value-type="float" office:value="6845604.4535999997">
            <text:p>6845604.4535999997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Palaiseau-Villebon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44181065974725, 2.5664480169630006</text:p>
          </table:table-cell>
          <table:table-cell office:value-type="string" calcext:value-type="string">
            <text:p>{"coordinates": [2.566448016963001, 48.944181065974725], "type": "Point"}</text:p>
          </table:table-cell>
          <table:table-cell office:value-type="float" calcext:value-type="float" office:value="346">
            <text:p>346</text:p>
          </table:table-cell>
          <table:table-cell office:value-type="float" calcext:value-type="float" office:value="889">
            <text:p>889</text:p>
          </table:table-cell>
          <table:table-cell office:value-type="string" calcext:value-type="string">
            <text:p>Vert-Galant</text:p>
          </table:table-cell>
          <table:table-cell table:number-columns-repeated="2"/>
          <table:table-cell office:value-type="float" calcext:value-type="float" office:value="73482">
            <text:p>73482</text:p>
          </table:table-cell>
          <table:table-cell office:value-type="string" calcext:value-type="string">
            <text:p>Vert Galant</text:p>
          </table:table-cell>
          <table:table-cell office:value-type="float" calcext:value-type="float" office:value="46222">
            <text:p>46222</text:p>
          </table:table-cell>
          <table:table-cell office:value-type="string" calcext:value-type="string">
            <text:p>Vert Galant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68242.30079999997">
            <text:p>668242.30079999997</text:p>
          </table:table-cell>
          <table:table-cell table:style-name="ce5" office:value-type="float" calcext:value-type="float" office:value="6871666.4392999997">
            <text:p>6871666.4392999997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Vert-Galant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962709513300425, 2.512644627819613</text:p>
          </table:table-cell>
          <table:table-cell office:value-type="string" calcext:value-type="string">
            <text:p>{"coordinates": [2.512644627819613, 48.962709513300425], "type": "Point"}</text:p>
          </table:table-cell>
          <table:table-cell office:value-type="float" calcext:value-type="float" office:value="354">
            <text:p>354</text:p>
          </table:table-cell>
          <table:table-cell office:value-type="float" calcext:value-type="float" office:value="905">
            <text:p>905</text:p>
          </table:table-cell>
          <table:table-cell office:value-type="string" calcext:value-type="string">
            <text:p>Villepinte</text:p>
          </table:table-cell>
          <table:table-cell table:number-columns-repeated="2"/>
          <table:table-cell office:value-type="float" calcext:value-type="float" office:value="73547">
            <text:p>73547</text:p>
          </table:table-cell>
          <table:table-cell office:value-type="string" calcext:value-type="string">
            <text:p>Villepinte</text:p>
          </table:table-cell>
          <table:table-cell office:value-type="float" calcext:value-type="float" office:value="58793">
            <text:p>58793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64313.96479999996">
            <text:p>664313.96479999996</text:p>
          </table:table-cell>
          <table:table-cell table:style-name="ce5" office:value-type="float" calcext:value-type="float" office:value="6873749.8355">
            <text:p>6873749.8355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Villepinte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83307317062929, 2.333203670349575</text:p>
          </table:table-cell>
          <table:table-cell office:value-type="string" calcext:value-type="string">
            <text:p>{"coordinates": [2.333203670349575, 48.83307317062929], "type": "Point"}</text:p>
          </table:table-cell>
          <table:table-cell office:value-type="float" calcext:value-type="float" office:value="409">
            <text:p>409</text:p>
          </table:table-cell>
          <table:table-cell office:value-type="float" calcext:value-type="float" office:value="235">
            <text:p>235</text:p>
          </table:table-cell>
          <table:table-cell office:value-type="string" calcext:value-type="string">
            <text:p>Denfert-Rochereau</text:p>
          </table:table-cell>
          <table:table-cell table:number-columns-repeated="2"/>
          <table:table-cell office:value-type="float" calcext:value-type="float" office:value="71056">
            <text:p>71056</text:p>
          </table:table-cell>
          <table:table-cell office:value-type="string" calcext:value-type="string">
            <text:p>Denfert Rochereau</text:p>
          </table:table-cell>
          <table:table-cell office:value-type="float" calcext:value-type="float" office:value="473890">
            <text:p>473890</text:p>
          </table:table-cell>
          <table:table-cell office:value-type="string" calcext:value-type="string">
            <text:p>Denfert-Rochereau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51053.14839999995">
            <text:p>651053.14839999995</text:p>
          </table:table-cell>
          <table:table-cell table:style-name="ce5" office:value-type="float" calcext:value-type="float" office:value="6859430.9166000001">
            <text:p>6859430.9166000001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Denfert-Rochereau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6956333368779, 2.309905064564246</text:p>
          </table:table-cell>
          <table:table-cell office:value-type="string" calcext:value-type="string">
            <text:p>{"coordinates": [2.309905064564246, 48.76956333368779], "type": "Point"}</text:p>
          </table:table-cell>
          <table:table-cell office:value-type="float" calcext:value-type="float" office:value="429">
            <text:p>429</text:p>
          </table:table-cell>
          <table:table-cell office:value-type="float" calcext:value-type="float" office:value="622">
            <text:p>622</text:p>
          </table:table-cell>
          <table:table-cell office:value-type="string" calcext:value-type="string">
            <text:p>Parc de Sceaux</text:p>
          </table:table-cell>
          <table:table-cell table:number-columns-repeated="2"/>
          <table:table-cell office:value-type="float" calcext:value-type="float" office:value="69906">
            <text:p>69906</text:p>
          </table:table-cell>
          <table:table-cell office:value-type="string" calcext:value-type="string">
            <text:p>Parc de Sceaux</text:p>
          </table:table-cell>
          <table:table-cell office:value-type="float" calcext:value-type="float" office:value="43177">
            <text:p>43177</text:p>
          </table:table-cell>
          <table:table-cell office:value-type="string" calcext:value-type="string">
            <text:p>Parc de Sceaux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49281.21920000005">
            <text:p>649281.21920000005</text:p>
          </table:table-cell>
          <table:table-cell table:style-name="ce5" office:value-type="float" calcext:value-type="float" office:value="6852384.2514000004">
            <text:p>6852384.2514000004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Parc de Sceaux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9.00468746180567, 2.57058948552452</text:p>
          </table:table-cell>
          <table:table-cell office:value-type="string" calcext:value-type="string">
            <text:p>{"coordinates": [2.57058948552452, 49.00468746180567], "type": "Point"}</text:p>
          </table:table-cell>
          <table:table-cell office:value-type="float" calcext:value-type="float" office:value="467">
            <text:p>467</text:p>
          </table:table-cell>
          <table:table-cell office:value-type="float" calcext:value-type="float" office:value="744">
            <text:p>744</text:p>
          </table:table-cell>
          <table:table-cell office:value-type="string" calcext:value-type="string">
            <text:p>Aéroport Charles De Gaulle 2-TGV</text:p>
          </table:table-cell>
          <table:table-cell table:number-columns-repeated="2"/>
          <table:table-cell office:value-type="float" calcext:value-type="float" office:value="73699">
            <text:p>73699</text:p>
          </table:table-cell>
          <table:table-cell office:value-type="string" calcext:value-type="string">
            <text:p>Aéroport CDG - Terminal 2 (TGV)</text:p>
          </table:table-cell>
          <table:table-cell office:value-type="float" calcext:value-type="float" office:value="473364">
            <text:p>473364</text:p>
          </table:table-cell>
          <table:table-cell office:value-type="string" calcext:value-type="string">
            <text:p>Aéroport Charles de Gaulle 2 (Terminal 2)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ER B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SNCF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4" office:value-type="float" calcext:value-type="float" office:value="668582.25230000005">
            <text:p>668582.25230000005</text:p>
          </table:table-cell>
          <table:table-cell table:style-name="ce5" office:value-type="float" calcext:value-type="float" office:value="6878393.4208000004">
            <text:p>6878393.4208000004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Aéroport Charles De Gaulle 2-TGV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48.73488814734515, 2.2740024044842477</text:p>
          </table:table-cell>
          <table:table-cell office:value-type="string" calcext:value-type="string">
            <text:p>{"coordinates": [2.274002404484248, 48.73488814734515], "type": "Point"}</text:p>
          </table:table-cell>
          <table:table-cell office:value-type="float" calcext:value-type="float" office:value="505">
            <text:p>505</text:p>
          </table:table-cell>
          <table:table-cell office:value-type="float" calcext:value-type="float" office:value="523">
            <text:p>523</text:p>
          </table:table-cell>
          <table:table-cell office:value-type="string" calcext:value-type="string">
            <text:p>Massy-Verrières</text:p>
          </table:table-cell>
          <table:table-cell table:number-columns-repeated="2"/>
          <table:table-cell office:value-type="float" calcext:value-type="float" office:value="63320">
            <text:p>63320</text:p>
          </table:table-cell>
          <table:table-cell office:value-type="string" calcext:value-type="string">
            <text:p>Massy - Verrières</text:p>
          </table:table-cell>
          <table:table-cell office:value-type="float" calcext:value-type="float" office:value="47940">
            <text:p>47940</text:p>
          </table:table-cell>
          <table:table-cell office:value-type="string" calcext:value-type="string">
            <text:p>Massy - Verrières</text:p>
          </table:table-cell>
          <table:table-cell office:value-type="string" calcext:value-type="string">
            <text:p>A01857</text:p>
          </table:table-cell>
          <table:table-cell office:value-type="string" calcext:value-type="string">
            <text:p>C01743</text:p>
          </table:table-cell>
          <table:table-cell office:value-type="string" calcext:value-type="string">
            <text:p>RER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R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RATP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4" office:value-type="float" calcext:value-type="float" office:value="646607.16610000003">
            <text:p>646607.16610000003</text:p>
          </table:table-cell>
          <table:table-cell table:style-name="ce5" office:value-type="float" calcext:value-type="float" office:value="6848552.7229000004">
            <text:p>6848552.7229000004</text:p>
          </table:table-cell>
          <table:table-cell office:value-type="string" calcext:value-type="string">
            <text:p>https://data.iledefrance-mobilites.fr/api/explore/v2.1/catalog/datasets/emplacement-des-gares-idf/files/f0ebdb0b87223739c9f1195e894671c1</text:p>
          </table:table-cell>
          <table:table-cell office:value-type="string" calcext:value-type="string">
            <text:p>Massy-Verrières</text:p>
          </table:table-cell>
          <table:table-cell table:number-columns-repeated="1024"/>
        </table:table-row>
        <table:table-row table:number-rows-repeated="16" table:style-name="ro1">
          <table:table-cell table:number-columns-repeated="1024"/>
        </table:table-row>
      </table:table>
      <table:table table:name="Feuille1" table:style-name="ta2">
        <table:table-column table:style-name="co7" table:default-cell-style-name="Normal"/>
        <table:table-column table:style-name="co8" table:default-cell-style-name="Normal"/>
        <table:table-column table:style-name="co9" table:default-cell-style-name="Normal"/>
        <table:table-column table:number-columns-repeated="3" table:style-name="co6" table:default-cell-style-name="Normal"/>
        <table:table-column table:style-name="co10" table:default-cell-style-name="Normal"/>
        <table:table-column table:style-name="co11" table:default-cell-style-name="Normal"/>
        <table:table-column table:style-name="co12" table:default-cell-style-name="Normal"/>
        <table:table-column table:number-columns-repeated="1015" table:style-name="co6" table:default-cell-style-name="Normal"/>
        <table:table-row table:style-name="ro3">
          <table:table-cell table:style-name="ce10" office:value-type="string" calcext:value-type="string">
            <text:p>geo_point_2d</text:p>
          </table:table-cell>
          <table:table-cell table:style-name="ce10" office:value-type="string" calcext:value-type="string">
            <text:p>id_ref_zda</text:p>
          </table:table-cell>
          <table:table-cell table:style-name="ce10" office:value-type="string" calcext:value-type="string">
            <text:p>nom_zda</text:p>
          </table:table-cell>
          <table:table-cell table:number-columns-repeated="1024"/>
        </table:table-row>
        <table:table-row table:style-name="ro4">
          <table:table-cell table:style-name="ce10" office:value-type="string" calcext:value-type="string">
            <text:p>49.009756452138376, 2.5612326952251063</text:p>
          </table:table-cell>
          <table:table-cell table:style-name="ce10" office:value-type="float" calcext:value-type="float" office:value="462398">
            <text:p>462398</text:p>
          </table:table-cell>
          <table:table-cell table:style-name="ce10" office:value-type="string" calcext:value-type="string">
            <text:p>Aéroport CDG 1 (Terminal 3) - RER</text:p>
          </table:table-cell>
          <table:table-cell table:number-columns-repeated="1024"/>
        </table:table-row>
        <table:table-row table:style-name="ro5">
          <table:table-cell table:style-name="ce10" office:value-type="string" calcext:value-type="string">
            <text:p>49.00468746180567, 2.57058948552452</text:p>
          </table:table-cell>
          <table:table-cell table:style-name="ce10" office:value-type="float" calcext:value-type="float" office:value="473364">
            <text:p>473364</text:p>
          </table:table-cell>
          <table:table-cell table:style-name="ce10" office:value-type="string" calcext:value-type="string">
            <text:p>Aéroport Charles de Gaulle 2 (Terminal 2)</text:p>
          </table:table-cell>
          <table:table-cell table:number-columns-repeated="1024"/>
        </table:table-row>
        <table:table-row table:style-name="ro6">
          <table:table-cell table:style-name="ce10" office:value-type="string" calcext:value-type="string">
            <text:p>48.754946525531125, 2.3009868557349513</text:p>
          </table:table-cell>
          <table:table-cell table:style-name="ce10" office:value-type="float" calcext:value-type="float" office:value="43066">
            <text:p>43066</text:p>
          </table:table-cell>
          <table:table-cell table:style-name="ce10" office:value-type="string" calcext:value-type="string">
            <text:p>Antony</text:p>
          </table:table-cell>
          <table:table-cell table:number-columns-repeated="1024"/>
        </table:table-row>
        <table:table-row table:style-name="ro7">
          <table:table-cell table:style-name="ce10" office:value-type="string" calcext:value-type="string">
            <text:p>48.798892500080676, 2.328136923064751</text:p>
          </table:table-cell>
          <table:table-cell table:style-name="ce10" office:value-type="float" calcext:value-type="float" office:value="43067">
            <text:p>43067</text:p>
          </table:table-cell>
          <table:table-cell table:style-name="ce10" office:value-type="string" calcext:value-type="string">
            <text:p>Arcueil - Cachan</text:p>
          </table:table-cell>
          <table:table-cell table:number-columns-repeated="1024"/>
        </table:table-row>
        <table:table-row table:style-name="ro8">
          <table:table-cell table:style-name="ce10" office:value-type="string" calcext:value-type="string">
            <text:p>48.93219600596196, 2.495513142584314</text:p>
          </table:table-cell>
          <table:table-cell table:style-name="ce10" office:value-type="float" calcext:value-type="float" office:value="43071">
            <text:p>43071</text:p>
          </table:table-cell>
          <table:table-cell table:style-name="ce10" office:value-type="string" calcext:value-type="string">
            <text:p>Aulnay-sous-Bois</text:p>
          </table:table-cell>
          <table:table-cell table:number-columns-repeated="1024"/>
        </table:table-row>
        <table:table-row table:style-name="ro9">
          <table:table-cell table:style-name="ce10" office:value-type="string" calcext:value-type="string">
            <text:p>48.79333629623622, 2.322201633670121</text:p>
          </table:table-cell>
          <table:table-cell table:style-name="ce10" office:value-type="float" calcext:value-type="float" office:value="44493">
            <text:p>44493</text:p>
          </table:table-cell>
          <table:table-cell table:style-name="ce10" office:value-type="string" calcext:value-type="string">
            <text:p>Bagneux</text:p>
          </table:table-cell>
          <table:table-cell table:number-columns-repeated="1024"/>
        </table:table-row>
        <table:table-row table:style-name="ro10">
          <table:table-cell table:style-name="ce10" office:value-type="string" calcext:value-type="string">
            <text:p>48.78031379639699, 2.312307716888594</text:p>
          </table:table-cell>
          <table:table-cell table:style-name="ce10" office:value-type="float" calcext:value-type="float" office:value="43097">
            <text:p>43097</text:p>
          </table:table-cell>
          <table:table-cell table:style-name="ce10" office:value-type="string" calcext:value-type="string">
            <text:p>Bourg-la-Reine</text:p>
          </table:table-cell>
          <table:table-cell table:number-columns-repeated="1024"/>
        </table:table-row>
        <table:table-row table:style-name="ro11">
          <table:table-cell table:style-name="ce10" office:value-type="string" calcext:value-type="string">
            <text:p>48.696252747814434, 2.1643782427741725</text:p>
          </table:table-cell>
          <table:table-cell table:style-name="ce10" office:value-type="float" calcext:value-type="float" office:value="43103">
            <text:p>43103</text:p>
          </table:table-cell>
          <table:table-cell table:style-name="ce10" office:value-type="string" calcext:value-type="string">
            <text:p>Bures-sur-Yvette</text:p>
          </table:table-cell>
          <table:table-cell table:number-columns-repeated="1024"/>
        </table:table-row>
        <table:table-row table:style-name="ro12">
          <table:table-cell table:style-name="ce10" office:value-type="string" calcext:value-type="string">
            <text:p>48.86182227279812, 2.3470126872387564</text:p>
          </table:table-cell>
          <table:table-cell table:style-name="ce10" office:value-type="float" calcext:value-type="float" office:value="45102">
            <text:p>45102</text:p>
          </table:table-cell>
          <table:table-cell table:style-name="ce10" office:value-type="string" calcext:value-type="string">
            <text:p>Châtelet les Halles</text:p>
          </table:table-cell>
          <table:table-cell table:number-columns-repeated="1024"/>
        </table:table-row>
        <table:table-row table:style-name="ro13">
          <table:table-cell table:style-name="ce10" office:value-type="string" calcext:value-type="string">
            <text:p>48.8210896506153, 2.3389784720131814</text:p>
          </table:table-cell>
          <table:table-cell table:style-name="ce10" office:value-type="float" calcext:value-type="float" office:value="473843">
            <text:p>473843</text:p>
          </table:table-cell>
          <table:table-cell table:style-name="ce10" office:value-type="string" calcext:value-type="string">
            <text:p>Cité Universitaire</text:p>
          </table:table-cell>
          <table:table-cell table:number-columns-repeated="1024"/>
        </table:table-row>
        <table:table-row table:style-name="ro14">
          <table:table-cell table:style-name="ce10" office:value-type="string" calcext:value-type="string">
            <text:p>48.70121772031537, 2.097975858420524</text:p>
          </table:table-cell>
          <table:table-cell table:style-name="ce10" office:value-type="float" calcext:value-type="float" office:value="47052">
            <text:p>47052</text:p>
          </table:table-cell>
          <table:table-cell table:style-name="ce10" office:value-type="string" calcext:value-type="string">
            <text:p>Courcelle sur Yvette</text:p>
          </table:table-cell>
          <table:table-cell table:number-columns-repeated="1024"/>
        </table:table-row>
        <table:table-row table:style-name="ro15">
          <table:table-cell table:style-name="ce10" office:value-type="string" calcext:value-type="string">
            <text:p>48.83307317062929, 2.333203670349575</text:p>
          </table:table-cell>
          <table:table-cell table:style-name="ce10" office:value-type="float" calcext:value-type="float" office:value="473890">
            <text:p>473890</text:p>
          </table:table-cell>
          <table:table-cell table:style-name="ce10" office:value-type="string" calcext:value-type="string">
            <text:p>Denfert-Rochereau</text:p>
          </table:table-cell>
          <table:table-cell table:number-columns-repeated="1024"/>
        </table:table-row>
        <table:table-row table:style-name="ro16">
          <table:table-cell table:style-name="ce10" office:value-type="string" calcext:value-type="string">
            <text:p>48.93270621869947, 2.4547663827657766</text:p>
          </table:table-cell>
          <table:table-cell table:style-name="ce10" office:value-type="float" calcext:value-type="float" office:value="43122">
            <text:p>43122</text:p>
          </table:table-cell>
          <table:table-cell table:style-name="ce10" office:value-type="string" calcext:value-type="string">
            <text:p>Drancy</text:p>
          </table:table-cell>
          <table:table-cell table:number-columns-repeated="1024"/>
        </table:table-row>
        <table:table-row table:style-name="ro17">
          <table:table-cell table:style-name="ce10" office:value-type="string" calcext:value-type="string">
            <text:p>48.743016569903006, 2.295921406897603</text:p>
          </table:table-cell>
          <table:table-cell table:style-name="ce10" office:value-type="float" calcext:value-type="float" office:value="43124">
            <text:p>43124</text:p>
          </table:table-cell>
          <table:table-cell table:style-name="ce10" office:value-type="string" calcext:value-type="string">
            <text:p>Fontaine Michalon</text:p>
          </table:table-cell>
          <table:table-cell table:number-columns-repeated="1024"/>
        </table:table-row>
        <table:table-row table:style-name="ro18">
          <table:table-cell table:style-name="ce10" office:value-type="string" calcext:value-type="string">
            <text:p>48.787566728367985, 2.292988009258979</text:p>
          </table:table-cell>
          <table:table-cell table:style-name="ce10" office:value-type="float" calcext:value-type="float" office:value="43125">
            <text:p>43125</text:p>
          </table:table-cell>
          <table:table-cell table:style-name="ce10" office:value-type="string" calcext:value-type="string">
            <text:p>Fontenay-aux-Roses</text:p>
          </table:table-cell>
          <table:table-cell table:number-columns-repeated="1024"/>
        </table:table-row>
        <table:table-row table:style-name="ro19">
          <table:table-cell table:style-name="ce10" office:value-type="string" calcext:value-type="string">
            <text:p>48.698196976301936, 2.136566717058361</text:p>
          </table:table-cell>
          <table:table-cell table:style-name="ce10" office:value-type="float" calcext:value-type="float" office:value="47888">
            <text:p>47888</text:p>
          </table:table-cell>
          <table:table-cell table:style-name="ce10" office:value-type="string" calcext:value-type="string">
            <text:p>Gare de Gif-sur-Yvette</text:p>
          </table:table-cell>
          <table:table-cell table:number-columns-repeated="1024"/>
        </table:table-row>
        <table:table-row table:style-name="ro20">
          <table:table-cell table:style-name="ce10" office:value-type="string" calcext:value-type="string">
            <text:p>48.81522993471633, 2.340891132444595</text:p>
          </table:table-cell>
          <table:table-cell table:style-name="ce10" office:value-type="float" calcext:value-type="float" office:value="45877">
            <text:p>45877</text:p>
          </table:table-cell>
          <table:table-cell table:style-name="ce10" office:value-type="string" calcext:value-type="string">
            <text:p>Gentilly</text:p>
          </table:table-cell>
          <table:table-cell table:number-columns-repeated="1024"/>
        </table:table-row>
        <table:table-row table:style-name="ro21">
          <table:table-cell table:style-name="ce10" office:value-type="string" calcext:value-type="string">
            <text:p>48.92435387966093, 2.386388291064694</text:p>
          </table:table-cell>
          <table:table-cell table:style-name="ce10" office:value-type="float" calcext:value-type="float" office:value="43140">
            <text:p>43140</text:p>
          </table:table-cell>
          <table:table-cell table:style-name="ce10" office:value-type="string" calcext:value-type="string">
            <text:p>La Courneuve - Aubervilliers</text:p>
          </table:table-cell>
          <table:table-cell table:number-columns-repeated="1024"/>
        </table:table-row>
        <table:table-row table:style-name="ro22">
          <table:table-cell table:style-name="ce10" office:value-type="string" calcext:value-type="string">
            <text:p>48.76169369040741, 2.3042273475518598</text:p>
          </table:table-cell>
          <table:table-cell table:style-name="ce10" office:value-type="float" calcext:value-type="float" office:value="46007">
            <text:p>46007</text:p>
          </table:table-cell>
          <table:table-cell table:style-name="ce10" office:value-type="string" calcext:value-type="string">
            <text:p>La Croix de Berny Fresnes</text:p>
          </table:table-cell>
          <table:table-cell table:number-columns-repeated="1024"/>
        </table:table-row>
        <table:table-row table:style-name="ro23">
          <table:table-cell table:style-name="ce10" office:value-type="string" calcext:value-type="string">
            <text:p>48.695264122108014, 2.151642038623571</text:p>
          </table:table-cell>
          <table:table-cell table:style-name="ce10" office:value-type="float" calcext:value-type="float" office:value="47046">
            <text:p>47046</text:p>
          </table:table-cell>
          <table:table-cell table:style-name="ce10" office:value-type="string" calcext:value-type="string">
            <text:p>La Hacquinière</text:p>
          </table:table-cell>
          <table:table-cell table:number-columns-repeated="1024"/>
        </table:table-row>
        <table:table-row table:style-name="ro24">
          <table:table-cell table:style-name="ce10" office:value-type="string" calcext:value-type="string">
            <text:p>48.91800820579238, 2.362470767055213</text:p>
          </table:table-cell>
          <table:table-cell table:style-name="ce10" office:value-type="float" calcext:value-type="float" office:value="43145">
            <text:p>43145</text:p>
          </table:table-cell>
          <table:table-cell table:style-name="ce10" office:value-type="string" calcext:value-type="string">
            <text:p>La Plaine Stade de France</text:p>
          </table:table-cell>
          <table:table-cell table:number-columns-repeated="1024"/>
        </table:table-row>
        <table:table-row table:style-name="ro25">
          <table:table-cell table:style-name="ce10" office:value-type="string" calcext:value-type="string">
            <text:p>48.808296588631435, 2.334354309639648</text:p>
          </table:table-cell>
          <table:table-cell table:style-name="ce10" office:value-type="float" calcext:value-type="float" office:value="43607">
            <text:p>43607</text:p>
          </table:table-cell>
          <table:table-cell table:style-name="ce10" office:value-type="string" calcext:value-type="string">
            <text:p>Laplace</text:p>
          </table:table-cell>
          <table:table-cell table:number-columns-repeated="1024"/>
        </table:table-row>
        <table:table-row table:style-name="ro26">
          <table:table-cell table:style-name="ce10" office:value-type="string" calcext:value-type="string">
            <text:p>48.93230541606913, 2.475674370833512</text:p>
          </table:table-cell>
          <table:table-cell table:style-name="ce10" office:value-type="float" calcext:value-type="float" office:value="46163">
            <text:p>46163</text:p>
          </table:table-cell>
          <table:table-cell table:style-name="ce10" office:value-type="string" calcext:value-type="string">
            <text:p>Le Blanc-Mesnil</text:p>
          </table:table-cell>
          <table:table-cell table:number-columns-repeated="1024"/>
        </table:table-row>
        <table:table-row table:style-name="ro27">
          <table:table-cell table:style-name="ce10" office:value-type="string" calcext:value-type="string">
            <text:p>48.93073957031752, 2.4257914255599538</text:p>
          </table:table-cell>
          <table:table-cell table:style-name="ce10" office:value-type="float" calcext:value-type="float" office:value="43231">
            <text:p>43231</text:p>
          </table:table-cell>
          <table:table-cell table:style-name="ce10" office:value-type="string" calcext:value-type="string">
            <text:p>Le Bourget</text:p>
          </table:table-cell>
          <table:table-cell table:number-columns-repeated="1024"/>
        </table:table-row>
        <table:table-row table:style-name="ro28">
          <table:table-cell table:style-name="ce10" office:value-type="string" calcext:value-type="string">
            <text:p>48.70540392478546, 2.1927348848067565</text:p>
          </table:table-cell>
          <table:table-cell table:style-name="ce10" office:value-type="float" calcext:value-type="float" office:value="43232">
            <text:p>43232</text:p>
          </table:table-cell>
          <table:table-cell table:style-name="ce10" office:value-type="string" calcext:value-type="string">
            <text:p>Le Guichet</text:p>
          </table:table-cell>
          <table:table-cell table:number-columns-repeated="1024"/>
        </table:table-row>
        <table:table-row table:style-name="ro29">
          <table:table-cell table:style-name="ce10" office:value-type="string" calcext:value-type="string">
            <text:p>48.73968104253053, 2.287667495463073</text:p>
          </table:table-cell>
          <table:table-cell table:style-name="ce10" office:value-type="float" calcext:value-type="float" office:value="43228">
            <text:p>43228</text:p>
          </table:table-cell>
          <table:table-cell table:style-name="ce10" office:value-type="string" calcext:value-type="string">
            <text:p>Les Baconnets</text:p>
          </table:table-cell>
          <table:table-cell table:number-columns-repeated="1024"/>
        </table:table-row>
        <table:table-row table:style-name="ro30">
          <table:table-cell table:style-name="ce10" office:value-type="string" calcext:value-type="string">
            <text:p>48.70596898482229, 2.212262378017493</text:p>
          </table:table-cell>
          <table:table-cell table:style-name="ce10" office:value-type="float" calcext:value-type="float" office:value="474069">
            <text:p>474069</text:p>
          </table:table-cell>
          <table:table-cell table:style-name="ce10" office:value-type="string" calcext:value-type="string">
            <text:p>Lozère</text:p>
          </table:table-cell>
          <table:table-cell table:number-columns-repeated="1024"/>
        </table:table-row>
        <table:table-row table:style-name="ro31">
          <table:table-cell table:style-name="ce10" office:value-type="string" calcext:value-type="string">
            <text:p>48.84543415048044, 2.339762849560476</text:p>
          </table:table-cell>
          <table:table-cell table:style-name="ce10" office:value-type="float" calcext:value-type="float" office:value="43833">
            <text:p>43833</text:p>
          </table:table-cell>
          <table:table-cell table:style-name="ce10" office:value-type="string" calcext:value-type="string">
            <text:p>Luxembourg</text:p>
          </table:table-cell>
          <table:table-cell table:number-columns-repeated="1024"/>
        </table:table-row>
        <table:table-row table:style-name="ro32">
          <table:table-cell table:style-name="ce10" office:value-type="string" calcext:value-type="string">
            <text:p>48.88175948915267, 2.357570193470877</text:p>
          </table:table-cell>
          <table:table-cell table:style-name="ce10" office:value-type="float" calcext:value-type="float" office:value="462394">
            <text:p>462394</text:p>
          </table:table-cell>
          <table:table-cell table:style-name="ce11" office:value-type="string" calcext:value-type="string">
            <text:p>Gare du Nord</text:p>
          </table:table-cell>
          <table:table-cell table:number-columns-repeated="1024"/>
        </table:table-row>
        <table:table-row table:style-name="ro33">
          <table:table-cell table:style-name="ce10" office:value-type="string" calcext:value-type="string">
            <text:p>48.72509804119919, 2.259946049525822</text:p>
          </table:table-cell>
          <table:table-cell table:style-name="ce10" office:value-type="float" calcext:value-type="float" office:value="58774">
            <text:p>58774</text:p>
          </table:table-cell>
          <table:table-cell table:style-name="ce10" office:value-type="string" calcext:value-type="string">
            <text:p>Massy - Palaiseau</text:p>
          </table:table-cell>
          <table:table-cell table:number-columns-repeated="1024"/>
        </table:table-row>
        <table:table-row table:style-name="ro34">
          <table:table-cell table:style-name="ce10" office:value-type="string" calcext:value-type="string">
            <text:p>48.73488814734515, 2.2740024044842477</text:p>
          </table:table-cell>
          <table:table-cell table:style-name="ce10" office:value-type="float" calcext:value-type="float" office:value="47940">
            <text:p>47940</text:p>
          </table:table-cell>
          <table:table-cell table:style-name="ce10" office:value-type="string" calcext:value-type="string">
            <text:p>Massy - Verrières</text:p>
          </table:table-cell>
          <table:table-cell table:number-columns-repeated="1024"/>
        </table:table-row>
        <table:table-row table:style-name="ro35">
          <table:table-cell table:style-name="ce10" office:value-type="string" calcext:value-type="string">
            <text:p>48.97585875402046, 2.6424063023101896</text:p>
          </table:table-cell>
          <table:table-cell table:style-name="ce10" office:value-type="float" calcext:value-type="float" office:value="43164">
            <text:p>43164</text:p>
          </table:table-cell>
          <table:table-cell table:style-name="ce10" office:value-type="string" calcext:value-type="string">
            <text:p>Mitry - Claye</text:p>
          </table:table-cell>
          <table:table-cell table:number-columns-repeated="1024"/>
        </table:table-row>
        <table:table-row table:style-name="ro36">
          <table:table-cell table:style-name="ce10" office:value-type="string" calcext:value-type="string">
            <text:p>48.69750567080332, 2.1810544390412185</text:p>
          </table:table-cell>
          <table:table-cell table:style-name="ce10" office:value-type="float" calcext:value-type="float" office:value="43086">
            <text:p>43086</text:p>
          </table:table-cell>
          <table:table-cell table:style-name="ce10" office:value-type="string" calcext:value-type="string">
            <text:p>Orsay Ville</text:p>
          </table:table-cell>
          <table:table-cell table:number-columns-repeated="1024"/>
        </table:table-row>
        <table:table-row table:style-name="ro37">
          <table:table-cell table:style-name="ce10" office:value-type="string" calcext:value-type="string">
            <text:p>48.71694628758515, 2.245672514581906</text:p>
          </table:table-cell>
          <table:table-cell table:style-name="ce10" office:value-type="float" calcext:value-type="float" office:value="47009">
            <text:p>47009</text:p>
          </table:table-cell>
          <table:table-cell table:style-name="ce10" office:value-type="string" calcext:value-type="string">
            <text:p>Palaiseau</text:p>
          </table:table-cell>
          <table:table-cell table:number-columns-repeated="1024"/>
        </table:table-row>
        <table:table-row table:style-name="ro38">
          <table:table-cell table:style-name="ce10" office:value-type="string" calcext:value-type="string">
            <text:p>48.70814058364534, 2.237314364639455</text:p>
          </table:table-cell>
          <table:table-cell table:style-name="ce10" office:value-type="float" calcext:value-type="float" office:value="43175">
            <text:p>43175</text:p>
          </table:table-cell>
          <table:table-cell table:style-name="ce10" office:value-type="string" calcext:value-type="string">
            <text:p>Palaiseau - Villebon</text:p>
          </table:table-cell>
          <table:table-cell table:number-columns-repeated="1024"/>
        </table:table-row>
        <table:table-row table:style-name="ro39">
          <table:table-cell table:style-name="ce10" office:value-type="string" calcext:value-type="string">
            <text:p>48.76956333368779, 2.309905064564246</text:p>
          </table:table-cell>
          <table:table-cell table:style-name="ce10" office:value-type="float" calcext:value-type="float" office:value="43177">
            <text:p>43177</text:p>
          </table:table-cell>
          <table:table-cell table:style-name="ce10" office:value-type="string" calcext:value-type="string">
            <text:p>Parc de Sceaux</text:p>
          </table:table-cell>
          <table:table-cell table:number-columns-repeated="1024"/>
        </table:table-row>
        <table:table-row table:style-name="ro40">
          <table:table-cell table:style-name="ce10" office:value-type="string" calcext:value-type="string">
            <text:p>48.97342490721537, 2.514360285533493</text:p>
          </table:table-cell>
          <table:table-cell table:style-name="ce10" office:value-type="float" calcext:value-type="float" office:value="47878">
            <text:p>47878</text:p>
          </table:table-cell>
          <table:table-cell table:style-name="ce10" office:value-type="string" calcext:value-type="string">
            <text:p>Parc des Expositions</text:p>
          </table:table-cell>
          <table:table-cell table:number-columns-repeated="1024"/>
        </table:table-row>
        <table:table-row table:style-name="ro41">
          <table:table-cell table:style-name="ce10" office:value-type="string" calcext:value-type="string">
            <text:p>48.840033787418086, 2.3370964308800906</text:p>
          </table:table-cell>
          <table:table-cell table:style-name="ce10" office:value-type="float" calcext:value-type="float" office:value="44500">
            <text:p>44500</text:p>
          </table:table-cell>
          <table:table-cell table:style-name="ce10" office:value-type="string" calcext:value-type="string">
            <text:p>Port Royal</text:p>
          </table:table-cell>
          <table:table-cell table:number-columns-repeated="1024"/>
        </table:table-row>
        <table:table-row table:style-name="ro42">
          <table:table-cell table:style-name="ce10" office:value-type="string" calcext:value-type="string">
            <text:p>48.78023729710839, 2.281430595437462</text:p>
          </table:table-cell>
          <table:table-cell table:style-name="ce10" office:value-type="float" calcext:value-type="float" office:value="43186">
            <text:p>43186</text:p>
          </table:table-cell>
          <table:table-cell table:style-name="ce10" office:value-type="string" calcext:value-type="string">
            <text:p>Robinson</text:p>
          </table:table-cell>
          <table:table-cell table:number-columns-repeated="1024"/>
        </table:table-row>
        <table:table-row table:style-name="ro43">
          <table:table-cell table:style-name="ce10" office:value-type="string" calcext:value-type="string">
            <text:p>48.85211888263096, 2.34402115205528</text:p>
          </table:table-cell>
          <table:table-cell table:style-name="ce10" office:value-type="float" calcext:value-type="float" office:value="44877">
            <text:p>44877</text:p>
          </table:table-cell>
          <table:table-cell table:style-name="ce10" office:value-type="string" calcext:value-type="string">
            <text:p>Saint-Michel Notre-Dame</text:p>
          </table:table-cell>
          <table:table-cell table:number-columns-repeated="1024"/>
        </table:table-row>
        <table:table-row table:style-name="ro44">
          <table:table-cell table:style-name="ce10" office:value-type="string" calcext:value-type="string">
            <text:p>48.70275104207729, 2.071242846320578</text:p>
          </table:table-cell>
          <table:table-cell table:style-name="ce10" office:value-type="float" calcext:value-type="float" office:value="47889">
            <text:p>47889</text:p>
          </table:table-cell>
          <table:table-cell table:style-name="ce10" office:value-type="string" calcext:value-type="string">
            <text:p>Saint-Rémy-lès-Chevreuse</text:p>
          </table:table-cell>
          <table:table-cell table:number-columns-repeated="1024"/>
        </table:table-row>
        <table:table-row table:style-name="ro45">
          <table:table-cell table:style-name="ce10" office:value-type="string" calcext:value-type="string">
            <text:p>48.78135672132316, 2.2976476777940333</text:p>
          </table:table-cell>
          <table:table-cell table:style-name="ce10" office:value-type="float" calcext:value-type="float" office:value="59206">
            <text:p>59206</text:p>
          </table:table-cell>
          <table:table-cell table:style-name="ce10" office:value-type="string" calcext:value-type="string">
            <text:p>Sceaux</text:p>
          </table:table-cell>
          <table:table-cell table:number-columns-repeated="1024"/>
        </table:table-row>
        <table:table-row table:style-name="ro46">
          <table:table-cell table:style-name="ce10" office:value-type="string" calcext:value-type="string">
            <text:p>48.936280185651775, 2.5347149747425237</text:p>
          </table:table-cell>
          <table:table-cell table:style-name="ce10" office:value-type="float" calcext:value-type="float" office:value="43194">
            <text:p>43194</text:p>
          </table:table-cell>
          <table:table-cell table:style-name="ce10" office:value-type="string" calcext:value-type="string">
            <text:p>Sevran - Livry</text:p>
          </table:table-cell>
          <table:table-cell table:number-columns-repeated="1024"/>
        </table:table-row>
        <table:table-row table:style-name="ro47">
          <table:table-cell table:style-name="ce10" office:value-type="string" calcext:value-type="string">
            <text:p>48.9468939111449, 2.524779047056861</text:p>
          </table:table-cell>
          <table:table-cell table:style-name="ce10" office:value-type="float" calcext:value-type="float" office:value="43193">
            <text:p>43193</text:p>
          </table:table-cell>
          <table:table-cell table:style-name="ce10" office:value-type="string" calcext:value-type="string">
            <text:p>Sevran Beaudottes</text:p>
          </table:table-cell>
          <table:table-cell table:number-columns-repeated="1024"/>
        </table:table-row>
        <table:table-row table:style-name="ro48">
          <table:table-cell table:style-name="ce10" office:value-type="string" calcext:value-type="string">
            <text:p>48.944181065974725, 2.5664480169630006</text:p>
          </table:table-cell>
          <table:table-cell table:style-name="ce10" office:value-type="float" calcext:value-type="float" office:value="46222">
            <text:p>46222</text:p>
          </table:table-cell>
          <table:table-cell table:style-name="ce10" office:value-type="string" calcext:value-type="string">
            <text:p>Vert Galant</text:p>
          </table:table-cell>
          <table:table-cell table:number-columns-repeated="1024"/>
        </table:table-row>
        <table:table-row table:style-name="ro49">
          <table:table-cell table:style-name="ce10" office:value-type="string" calcext:value-type="string">
            <text:p>48.95314838758261, 2.6031353051184487</text:p>
          </table:table-cell>
          <table:table-cell table:style-name="ce10" office:value-type="float" calcext:value-type="float" office:value="46725">
            <text:p>46725</text:p>
          </table:table-cell>
          <table:table-cell table:style-name="ce10" office:value-type="string" calcext:value-type="string">
            <text:p>Villeparisis - Mitry-le-Neuf</text:p>
          </table:table-cell>
          <table:table-cell table:number-columns-repeated="1024"/>
        </table:table-row>
        <table:table-row table:style-name="ro50">
          <table:table-cell table:style-name="ce10" office:value-type="string" calcext:value-type="string">
            <text:p>48.962709513300425, 2.512644627819613</text:p>
          </table:table-cell>
          <table:table-cell table:style-name="ce10" office:value-type="float" calcext:value-type="float" office:value="58793">
            <text:p>58793</text:p>
          </table:table-cell>
          <table:table-cell table:style-name="ce10" office:value-type="string" calcext:value-type="string">
            <text:p>Villepinte</text:p>
          </table:table-cell>
          <table:table-cell table:number-columns-repeated="1024"/>
        </table:table-row>
        <table:table-row table:number-rows-repeated="16" table:style-name="ro2">
          <table:table-cell table:number-columns-repeated="1024"/>
        </table:table-row>
        <table:named-expressions>
          <table:named-range table:name="_xlnm._FilterDatabase" table:base-cell-address="$Feuille1.$A$1" table:cell-range-address="$Feuille1.$A$1:$Feuille1.$C$1"/>
        </table:named-expressions>
      </table:table>
      <table:table table:name="liste_arrets_ordonnée" table:style-name="ta3">
        <table:table-column table:style-name="co14" table:default-cell-style-name="Normal"/>
        <table:table-column table:style-name="co15" table:default-cell-style-name="Normal"/>
        <table:table-column table:style-name="co16" table:default-cell-style-name="Normal"/>
        <table:table-column table:number-columns-repeated="1021" table:style-name="co13" table:default-cell-style-name="Normal"/>
        <table:table-row table:style-name="ro52">
          <table:table-cell table:style-name="ce10" office:value-type="string" calcext:value-type="string">
            <text:p>geo_point_2d</text:p>
          </table:table-cell>
          <table:table-cell table:style-name="ce10" office:value-type="string" calcext:value-type="string">
            <text:p>id_ref_zda</text:p>
          </table:table-cell>
          <table:table-cell table:style-name="ce10" office:value-type="string" calcext:value-type="string">
            <text:p>nom_zda</text:p>
          </table:table-cell>
          <table:table-cell table:number-columns-repeated="1024"/>
        </table:table-row>
        <table:table-row table:style-name="ro53">
          <table:table-cell table:style-name="ce10" office:value-type="string" calcext:value-type="string">
            <text:p>48.78023729710839, 2.281430595437462</text:p>
          </table:table-cell>
          <table:table-cell table:style-name="ce10" office:value-type="float" calcext:value-type="float" office:value="43186">
            <text:p>43186</text:p>
          </table:table-cell>
          <table:table-cell table:style-name="ce10" office:value-type="string" calcext:value-type="string">
            <text:p>Robinson</text:p>
          </table:table-cell>
          <table:table-cell table:number-columns-repeated="1024"/>
        </table:table-row>
        <table:table-row table:style-name="ro54">
          <table:table-cell table:style-name="ce10" office:value-type="string" calcext:value-type="string">
            <text:p>48.787566728367985, 2.292988009258979</text:p>
          </table:table-cell>
          <table:table-cell table:style-name="ce10" office:value-type="float" calcext:value-type="float" office:value="43125">
            <text:p>43125</text:p>
          </table:table-cell>
          <table:table-cell table:style-name="ce10" office:value-type="string" calcext:value-type="string">
            <text:p>Fontenay-aux-Roses</text:p>
          </table:table-cell>
          <table:table-cell table:number-columns-repeated="1024"/>
        </table:table-row>
        <table:table-row table:style-name="ro55">
          <table:table-cell table:style-name="ce10" office:value-type="string" calcext:value-type="string">
            <text:p>48.78135672132316, 2.2976476777940333</text:p>
          </table:table-cell>
          <table:table-cell table:style-name="ce10" office:value-type="float" calcext:value-type="float" office:value="59206">
            <text:p>59206</text:p>
          </table:table-cell>
          <table:table-cell table:style-name="ce10" office:value-type="string" calcext:value-type="string">
            <text:p>Sceaux</text:p>
          </table:table-cell>
          <table:table-cell table:number-columns-repeated="1024"/>
        </table:table-row>
        <table:table-row table:style-name="ro56">
          <table:table-cell table:style-name="ce10" office:value-type="string" calcext:value-type="string">
            <text:p>48.70275104207729, 2.071242846320578</text:p>
          </table:table-cell>
          <table:table-cell table:style-name="ce10" office:value-type="float" calcext:value-type="float" office:value="47889">
            <text:p>47889</text:p>
          </table:table-cell>
          <table:table-cell table:style-name="ce10" office:value-type="string" calcext:value-type="string">
            <text:p>Saint-Rémy-lès-Chevreuse</text:p>
          </table:table-cell>
          <table:table-cell table:number-columns-repeated="1024"/>
        </table:table-row>
        <table:table-row table:style-name="ro57">
          <table:table-cell table:style-name="ce10" office:value-type="string" calcext:value-type="string">
            <text:p>48.70121772031537, 2.097975858420524</text:p>
          </table:table-cell>
          <table:table-cell table:style-name="ce10" office:value-type="float" calcext:value-type="float" office:value="47052">
            <text:p>47052</text:p>
          </table:table-cell>
          <table:table-cell table:style-name="ce10" office:value-type="string" calcext:value-type="string">
            <text:p>Courcelle sur Yvette</text:p>
          </table:table-cell>
          <table:table-cell table:number-columns-repeated="1024"/>
        </table:table-row>
        <table:table-row table:style-name="ro58">
          <table:table-cell table:style-name="ce10" office:value-type="string" calcext:value-type="string">
            <text:p>48.698196976301936, 2.136566717058361</text:p>
          </table:table-cell>
          <table:table-cell table:style-name="ce10" office:value-type="float" calcext:value-type="float" office:value="47888">
            <text:p>47888</text:p>
          </table:table-cell>
          <table:table-cell table:style-name="ce11" office:value-type="string" calcext:value-type="string">
            <text:p>Gif-sur-Yvette</text:p>
          </table:table-cell>
          <table:table-cell table:number-columns-repeated="1024"/>
        </table:table-row>
        <table:table-row table:style-name="ro59">
          <table:table-cell table:style-name="ce10" office:value-type="string" calcext:value-type="string">
            <text:p>48.695264122108014, 2.151642038623571</text:p>
          </table:table-cell>
          <table:table-cell table:style-name="ce10" office:value-type="float" calcext:value-type="float" office:value="47046">
            <text:p>47046</text:p>
          </table:table-cell>
          <table:table-cell table:style-name="ce10" office:value-type="string" calcext:value-type="string">
            <text:p>La Hacquinière</text:p>
          </table:table-cell>
          <table:table-cell table:number-columns-repeated="1024"/>
        </table:table-row>
        <table:table-row table:style-name="ro60">
          <table:table-cell table:style-name="ce10" office:value-type="string" calcext:value-type="string">
            <text:p>48.696252747814434, 2.1643782427741725</text:p>
          </table:table-cell>
          <table:table-cell table:style-name="ce10" office:value-type="float" calcext:value-type="float" office:value="43103">
            <text:p>43103</text:p>
          </table:table-cell>
          <table:table-cell table:style-name="ce10" office:value-type="string" calcext:value-type="string">
            <text:p>Bures-sur-Yvette</text:p>
          </table:table-cell>
          <table:table-cell table:number-columns-repeated="1024"/>
        </table:table-row>
        <table:table-row table:style-name="ro61">
          <table:table-cell table:style-name="ce10" office:value-type="string" calcext:value-type="string">
            <text:p>48.69750567080332, 2.1810544390412185</text:p>
          </table:table-cell>
          <table:table-cell table:style-name="ce10" office:value-type="float" calcext:value-type="float" office:value="43086">
            <text:p>43086</text:p>
          </table:table-cell>
          <table:table-cell table:style-name="ce10" office:value-type="string" calcext:value-type="string">
            <text:p>Orsay Ville</text:p>
          </table:table-cell>
          <table:table-cell table:number-columns-repeated="1024"/>
        </table:table-row>
        <table:table-row table:style-name="ro62">
          <table:table-cell table:style-name="ce10" office:value-type="string" calcext:value-type="string">
            <text:p>48.70540392478546, 2.1927348848067565</text:p>
          </table:table-cell>
          <table:table-cell table:style-name="ce10" office:value-type="float" calcext:value-type="float" office:value="43232">
            <text:p>43232</text:p>
          </table:table-cell>
          <table:table-cell table:style-name="ce10" office:value-type="string" calcext:value-type="string">
            <text:p>Le Guichet</text:p>
          </table:table-cell>
          <table:table-cell table:number-columns-repeated="1024"/>
        </table:table-row>
        <table:table-row table:style-name="ro63">
          <table:table-cell table:style-name="ce10" office:value-type="string" calcext:value-type="string">
            <text:p>48.70596898482229, 2.212262378017493</text:p>
          </table:table-cell>
          <table:table-cell table:style-name="ce10" office:value-type="float" calcext:value-type="float" office:value="474069">
            <text:p>474069</text:p>
          </table:table-cell>
          <table:table-cell table:style-name="ce10" office:value-type="string" calcext:value-type="string">
            <text:p>Lozère</text:p>
          </table:table-cell>
          <table:table-cell table:number-columns-repeated="1024"/>
        </table:table-row>
        <table:table-row table:style-name="ro64">
          <table:table-cell table:style-name="ce10" office:value-type="string" calcext:value-type="string">
            <text:p>48.70814058364534, 2.237314364639455</text:p>
          </table:table-cell>
          <table:table-cell table:style-name="ce10" office:value-type="float" calcext:value-type="float" office:value="43175">
            <text:p>43175</text:p>
          </table:table-cell>
          <table:table-cell table:style-name="ce10" office:value-type="string" calcext:value-type="string">
            <text:p>Palaiseau - Villebon</text:p>
          </table:table-cell>
          <table:table-cell table:number-columns-repeated="1024"/>
        </table:table-row>
        <table:table-row table:style-name="ro65">
          <table:table-cell table:style-name="ce10" office:value-type="string" calcext:value-type="string">
            <text:p>48.71694628758515, 2.245672514581906</text:p>
          </table:table-cell>
          <table:table-cell table:style-name="ce10" office:value-type="float" calcext:value-type="float" office:value="47009">
            <text:p>47009</text:p>
          </table:table-cell>
          <table:table-cell table:style-name="ce10" office:value-type="string" calcext:value-type="string">
            <text:p>Palaiseau</text:p>
          </table:table-cell>
          <table:table-cell table:number-columns-repeated="1024"/>
        </table:table-row>
        <table:table-row table:style-name="ro66">
          <table:table-cell table:style-name="ce10" office:value-type="string" calcext:value-type="string">
            <text:p>48.72509804119919, 2.259946049525822</text:p>
          </table:table-cell>
          <table:table-cell table:style-name="ce10" office:value-type="float" calcext:value-type="float" office:value="58774">
            <text:p>58774</text:p>
          </table:table-cell>
          <table:table-cell table:style-name="ce10" office:value-type="string" calcext:value-type="string">
            <text:p>Massy - Palaiseau</text:p>
          </table:table-cell>
          <table:table-cell table:number-columns-repeated="1024"/>
        </table:table-row>
        <table:table-row table:style-name="ro67">
          <table:table-cell table:style-name="ce10" office:value-type="string" calcext:value-type="string">
            <text:p>48.73488814734515, 2.2740024044842477</text:p>
          </table:table-cell>
          <table:table-cell table:style-name="ce10" office:value-type="float" calcext:value-type="float" office:value="47940">
            <text:p>47940</text:p>
          </table:table-cell>
          <table:table-cell table:style-name="ce10" office:value-type="string" calcext:value-type="string">
            <text:p>Massy - Verrières</text:p>
          </table:table-cell>
          <table:table-cell table:number-columns-repeated="1024"/>
        </table:table-row>
        <table:table-row table:style-name="ro68">
          <table:table-cell table:style-name="ce10" office:value-type="string" calcext:value-type="string">
            <text:p>48.73968104253053, 2.287667495463073</text:p>
          </table:table-cell>
          <table:table-cell table:style-name="ce10" office:value-type="float" calcext:value-type="float" office:value="43228">
            <text:p>43228</text:p>
          </table:table-cell>
          <table:table-cell table:style-name="ce10" office:value-type="string" calcext:value-type="string">
            <text:p>Les Baconnets</text:p>
          </table:table-cell>
          <table:table-cell table:number-columns-repeated="1024"/>
        </table:table-row>
        <table:table-row table:style-name="ro69">
          <table:table-cell table:style-name="ce10" office:value-type="string" calcext:value-type="string">
            <text:p>48.743016569903006, 2.295921406897603</text:p>
          </table:table-cell>
          <table:table-cell table:style-name="ce10" office:value-type="float" calcext:value-type="float" office:value="43124">
            <text:p>43124</text:p>
          </table:table-cell>
          <table:table-cell table:style-name="ce10" office:value-type="string" calcext:value-type="string">
            <text:p>Fontaine Michalon</text:p>
          </table:table-cell>
          <table:table-cell table:number-columns-repeated="1024"/>
        </table:table-row>
        <table:table-row table:style-name="ro70">
          <table:table-cell table:style-name="ce10" office:value-type="string" calcext:value-type="string">
            <text:p>48.754946525531125, 2.3009868557349513</text:p>
          </table:table-cell>
          <table:table-cell table:style-name="ce10" office:value-type="float" calcext:value-type="float" office:value="43066">
            <text:p>43066</text:p>
          </table:table-cell>
          <table:table-cell table:style-name="ce10" office:value-type="string" calcext:value-type="string">
            <text:p>Antony</text:p>
          </table:table-cell>
          <table:table-cell table:number-columns-repeated="1024"/>
        </table:table-row>
        <table:table-row table:style-name="ro71">
          <table:table-cell table:style-name="ce10" office:value-type="string" calcext:value-type="string">
            <text:p>48.76169369040741, 2.3042273475518598</text:p>
          </table:table-cell>
          <table:table-cell table:style-name="ce10" office:value-type="float" calcext:value-type="float" office:value="46007">
            <text:p>46007</text:p>
          </table:table-cell>
          <table:table-cell table:style-name="ce11" office:value-type="string" calcext:value-type="string">
            <text:p>La Croix de Berny</text:p>
          </table:table-cell>
          <table:table-cell table:number-columns-repeated="1024"/>
        </table:table-row>
        <table:table-row table:style-name="ro72">
          <table:table-cell table:style-name="ce10" office:value-type="string" calcext:value-type="string">
            <text:p>48.76956333368779, 2.309905064564246</text:p>
          </table:table-cell>
          <table:table-cell table:style-name="ce10" office:value-type="float" calcext:value-type="float" office:value="43177">
            <text:p>43177</text:p>
          </table:table-cell>
          <table:table-cell table:style-name="ce10" office:value-type="string" calcext:value-type="string">
            <text:p>Parc de Sceaux</text:p>
          </table:table-cell>
          <table:table-cell table:number-columns-repeated="1024"/>
        </table:table-row>
        <table:table-row table:style-name="ro73">
          <table:table-cell table:style-name="ce10" office:value-type="string" calcext:value-type="string">
            <text:p>48.78031379639699, 2.312307716888594</text:p>
          </table:table-cell>
          <table:table-cell table:style-name="ce10" office:value-type="float" calcext:value-type="float" office:value="43097">
            <text:p>43097</text:p>
          </table:table-cell>
          <table:table-cell table:style-name="ce10" office:value-type="string" calcext:value-type="string">
            <text:p>Bourg-la-Reine</text:p>
          </table:table-cell>
          <table:table-cell table:number-columns-repeated="1024"/>
        </table:table-row>
        <table:table-row table:style-name="ro74">
          <table:table-cell table:style-name="ce10" office:value-type="string" calcext:value-type="string">
            <text:p>48.79333629623622, 2.322201633670121</text:p>
          </table:table-cell>
          <table:table-cell table:style-name="ce10" office:value-type="float" calcext:value-type="float" office:value="44493">
            <text:p>44493</text:p>
          </table:table-cell>
          <table:table-cell table:style-name="ce10" office:value-type="string" calcext:value-type="string">
            <text:p>Bagneux</text:p>
          </table:table-cell>
          <table:table-cell table:number-columns-repeated="1024"/>
        </table:table-row>
        <table:table-row table:style-name="ro75">
          <table:table-cell table:style-name="ce10" office:value-type="string" calcext:value-type="string">
            <text:p>48.798892500080676, 2.328136923064751</text:p>
          </table:table-cell>
          <table:table-cell table:style-name="ce10" office:value-type="float" calcext:value-type="float" office:value="43067">
            <text:p>43067</text:p>
          </table:table-cell>
          <table:table-cell table:style-name="ce10" office:value-type="string" calcext:value-type="string">
            <text:p>Arcueil - Cachan</text:p>
          </table:table-cell>
          <table:table-cell table:number-columns-repeated="1024"/>
        </table:table-row>
        <table:table-row table:style-name="ro76">
          <table:table-cell table:style-name="ce10" office:value-type="string" calcext:value-type="string">
            <text:p>48.808296588631435, 2.334354309639648</text:p>
          </table:table-cell>
          <table:table-cell table:style-name="ce10" office:value-type="float" calcext:value-type="float" office:value="43607">
            <text:p>43607</text:p>
          </table:table-cell>
          <table:table-cell table:style-name="ce10" office:value-type="string" calcext:value-type="string">
            <text:p>Laplace</text:p>
          </table:table-cell>
          <table:table-cell table:number-columns-repeated="1024"/>
        </table:table-row>
        <table:table-row table:style-name="ro77">
          <table:table-cell table:style-name="ce10" office:value-type="string" calcext:value-type="string">
            <text:p>48.81522993471633, 2.340891132444595</text:p>
          </table:table-cell>
          <table:table-cell table:style-name="ce10" office:value-type="float" calcext:value-type="float" office:value="45877">
            <text:p>45877</text:p>
          </table:table-cell>
          <table:table-cell table:style-name="ce10" office:value-type="string" calcext:value-type="string">
            <text:p>Gentilly</text:p>
          </table:table-cell>
          <table:table-cell table:number-columns-repeated="1024"/>
        </table:table-row>
        <table:table-row table:style-name="ro78">
          <table:table-cell table:style-name="ce10" office:value-type="string" calcext:value-type="string">
            <text:p>48.8210896506153, 2.3389784720131814</text:p>
          </table:table-cell>
          <table:table-cell table:style-name="ce10" office:value-type="float" calcext:value-type="float" office:value="473843">
            <text:p>473843</text:p>
          </table:table-cell>
          <table:table-cell table:style-name="ce10" office:value-type="string" calcext:value-type="string">
            <text:p>Cité Universitaire</text:p>
          </table:table-cell>
          <table:table-cell table:number-columns-repeated="1024"/>
        </table:table-row>
        <table:table-row table:style-name="ro79">
          <table:table-cell table:style-name="ce10" office:value-type="string" calcext:value-type="string">
            <text:p>48.83307317062929, 2.333203670349575</text:p>
          </table:table-cell>
          <table:table-cell table:style-name="ce10" office:value-type="float" calcext:value-type="float" office:value="473890">
            <text:p>473890</text:p>
          </table:table-cell>
          <table:table-cell table:style-name="ce10" office:value-type="string" calcext:value-type="string">
            <text:p>Denfert-Rochereau</text:p>
          </table:table-cell>
          <table:table-cell table:number-columns-repeated="1024"/>
        </table:table-row>
        <table:table-row table:style-name="ro80">
          <table:table-cell table:style-name="ce10" office:value-type="string" calcext:value-type="string">
            <text:p>48.840033787418086, 2.3370964308800906</text:p>
          </table:table-cell>
          <table:table-cell table:style-name="ce10" office:value-type="float" calcext:value-type="float" office:value="44500">
            <text:p>44500</text:p>
          </table:table-cell>
          <table:table-cell table:style-name="ce10" office:value-type="string" calcext:value-type="string">
            <text:p>Port Royal</text:p>
          </table:table-cell>
          <table:table-cell table:number-columns-repeated="1024"/>
        </table:table-row>
        <table:table-row table:style-name="ro81">
          <table:table-cell table:style-name="ce10" office:value-type="string" calcext:value-type="string">
            <text:p>48.84543415048044, 2.339762849560476</text:p>
          </table:table-cell>
          <table:table-cell table:style-name="ce10" office:value-type="float" calcext:value-type="float" office:value="43833">
            <text:p>43833</text:p>
          </table:table-cell>
          <table:table-cell table:style-name="ce10" office:value-type="string" calcext:value-type="string">
            <text:p>Luxembourg</text:p>
          </table:table-cell>
          <table:table-cell table:number-columns-repeated="1024"/>
        </table:table-row>
        <table:table-row table:style-name="ro82">
          <table:table-cell table:style-name="ce10" office:value-type="string" calcext:value-type="string">
            <text:p>48.85211888263096, 2.34402115205528</text:p>
          </table:table-cell>
          <table:table-cell table:style-name="ce10" office:value-type="float" calcext:value-type="float" office:value="44877">
            <text:p>44877</text:p>
          </table:table-cell>
          <table:table-cell table:style-name="ce10" office:value-type="string" calcext:value-type="string">
            <text:p>Saint-Michel Notre-Dame</text:p>
          </table:table-cell>
          <table:table-cell table:number-columns-repeated="1024"/>
        </table:table-row>
        <table:table-row table:style-name="ro83">
          <table:table-cell table:style-name="ce10" office:value-type="string" calcext:value-type="string">
            <text:p>48.86182227279812, 2.3470126872387564</text:p>
          </table:table-cell>
          <table:table-cell table:style-name="ce10" office:value-type="float" calcext:value-type="float" office:value="45102">
            <text:p>45102</text:p>
          </table:table-cell>
          <table:table-cell table:style-name="ce10" office:value-type="string" calcext:value-type="string">
            <text:p>Châtelet les Halles</text:p>
          </table:table-cell>
          <table:table-cell table:number-columns-repeated="1024"/>
        </table:table-row>
        <table:table-row table:style-name="ro84">
          <table:table-cell table:style-name="ce10" office:value-type="string" calcext:value-type="string">
            <text:p>48.88175948915267, 2.357570193470877</text:p>
          </table:table-cell>
          <table:table-cell table:style-name="ce10" office:value-type="float" calcext:value-type="float" office:value="462394">
            <text:p>462394</text:p>
          </table:table-cell>
          <table:table-cell table:style-name="ce10" office:value-type="string" calcext:value-type="string">
            <text:p>Gare du Nord</text:p>
          </table:table-cell>
          <table:table-cell table:number-columns-repeated="1024"/>
        </table:table-row>
        <table:table-row table:style-name="ro85">
          <table:table-cell table:style-name="ce10" office:value-type="string" calcext:value-type="string">
            <text:p>48.91800820579238, 2.362470767055213</text:p>
          </table:table-cell>
          <table:table-cell table:style-name="ce10" office:value-type="float" calcext:value-type="float" office:value="43145">
            <text:p>43145</text:p>
          </table:table-cell>
          <table:table-cell table:style-name="ce10" office:value-type="string" calcext:value-type="string">
            <text:p>La Plaine Stade de France</text:p>
          </table:table-cell>
          <table:table-cell table:number-columns-repeated="1024"/>
        </table:table-row>
        <table:table-row table:style-name="ro86">
          <table:table-cell table:style-name="ce10" office:value-type="string" calcext:value-type="string">
            <text:p>48.92435387966093, 2.386388291064694</text:p>
          </table:table-cell>
          <table:table-cell table:style-name="ce10" office:value-type="float" calcext:value-type="float" office:value="43140">
            <text:p>43140</text:p>
          </table:table-cell>
          <table:table-cell table:style-name="ce10" office:value-type="string" calcext:value-type="string">
            <text:p>La Courneuve - Aubervilliers</text:p>
          </table:table-cell>
          <table:table-cell table:number-columns-repeated="1024"/>
        </table:table-row>
        <table:table-row table:style-name="ro87">
          <table:table-cell table:style-name="ce10" office:value-type="string" calcext:value-type="string">
            <text:p>48.93073957031752, 2.4257914255599538</text:p>
          </table:table-cell>
          <table:table-cell table:style-name="ce10" office:value-type="float" calcext:value-type="float" office:value="43231">
            <text:p>43231</text:p>
          </table:table-cell>
          <table:table-cell table:style-name="ce10" office:value-type="string" calcext:value-type="string">
            <text:p>Le Bourget</text:p>
          </table:table-cell>
          <table:table-cell table:number-columns-repeated="1024"/>
        </table:table-row>
        <table:table-row table:style-name="ro88">
          <table:table-cell table:style-name="ce10" office:value-type="string" calcext:value-type="string">
            <text:p>48.93270621869947, 2.4547663827657766</text:p>
          </table:table-cell>
          <table:table-cell table:style-name="ce10" office:value-type="float" calcext:value-type="float" office:value="43122">
            <text:p>43122</text:p>
          </table:table-cell>
          <table:table-cell table:style-name="ce10" office:value-type="string" calcext:value-type="string">
            <text:p>Drancy</text:p>
          </table:table-cell>
          <table:table-cell table:number-columns-repeated="1024"/>
        </table:table-row>
        <table:table-row table:style-name="ro89">
          <table:table-cell table:style-name="ce10" office:value-type="string" calcext:value-type="string">
            <text:p>48.93230541606913, 2.475674370833512</text:p>
          </table:table-cell>
          <table:table-cell table:style-name="ce10" office:value-type="float" calcext:value-type="float" office:value="46163">
            <text:p>46163</text:p>
          </table:table-cell>
          <table:table-cell table:style-name="ce10" office:value-type="string" calcext:value-type="string">
            <text:p>Le Blanc-Mesnil</text:p>
          </table:table-cell>
          <table:table-cell table:number-columns-repeated="1024"/>
        </table:table-row>
        <table:table-row table:style-name="ro90">
          <table:table-cell table:style-name="ce10" office:value-type="string" calcext:value-type="string">
            <text:p>48.93219600596196, 2.495513142584314</text:p>
          </table:table-cell>
          <table:table-cell table:style-name="ce10" office:value-type="float" calcext:value-type="float" office:value="43071">
            <text:p>43071</text:p>
          </table:table-cell>
          <table:table-cell table:style-name="ce10" office:value-type="string" calcext:value-type="string">
            <text:p>Aulnay-sous-Bois</text:p>
          </table:table-cell>
          <table:table-cell table:number-columns-repeated="1024"/>
        </table:table-row>
        <table:table-row table:style-name="ro91">
          <table:table-cell table:style-name="ce10" office:value-type="string" calcext:value-type="string">
            <text:p>48.9468939111449, 2.524779047056861</text:p>
          </table:table-cell>
          <table:table-cell table:style-name="ce10" office:value-type="float" calcext:value-type="float" office:value="43193">
            <text:p>43193</text:p>
          </table:table-cell>
          <table:table-cell table:style-name="ce10" office:value-type="string" calcext:value-type="string">
            <text:p>Sevran Beaudottes</text:p>
          </table:table-cell>
          <table:table-cell table:number-columns-repeated="1024"/>
        </table:table-row>
        <table:table-row table:style-name="ro92">
          <table:table-cell table:style-name="ce10" office:value-type="string" calcext:value-type="string">
            <text:p>48.962709513300425, 2.512644627819613</text:p>
          </table:table-cell>
          <table:table-cell table:style-name="ce10" office:value-type="float" calcext:value-type="float" office:value="58793">
            <text:p>58793</text:p>
          </table:table-cell>
          <table:table-cell table:style-name="ce10" office:value-type="string" calcext:value-type="string">
            <text:p>Villepinte</text:p>
          </table:table-cell>
          <table:table-cell table:number-columns-repeated="1024"/>
        </table:table-row>
        <table:table-row table:style-name="ro93">
          <table:table-cell table:style-name="ce10" office:value-type="string" calcext:value-type="string">
            <text:p>48.97342490721537, 2.514360285533493</text:p>
          </table:table-cell>
          <table:table-cell table:style-name="ce10" office:value-type="float" calcext:value-type="float" office:value="47878">
            <text:p>47878</text:p>
          </table:table-cell>
          <table:table-cell table:style-name="ce10" office:value-type="string" calcext:value-type="string">
            <text:p>Parc des Expositions</text:p>
          </table:table-cell>
          <table:table-cell table:number-columns-repeated="1024"/>
        </table:table-row>
        <table:table-row table:style-name="ro94">
          <table:table-cell table:style-name="ce10" office:value-type="string" calcext:value-type="string">
            <text:p>49.009756452138376, 2.5612326952251063</text:p>
          </table:table-cell>
          <table:table-cell table:style-name="ce10" office:value-type="float" calcext:value-type="float" office:value="462398">
            <text:p>462398</text:p>
          </table:table-cell>
          <table:table-cell table:style-name="ce10" office:value-type="string" calcext:value-type="string">
            <text:p>Aéroport CDG 1 (Terminal 3) - RER</text:p>
          </table:table-cell>
          <table:table-cell table:number-columns-repeated="1024"/>
        </table:table-row>
        <table:table-row table:style-name="ro95">
          <table:table-cell table:style-name="ce10" office:value-type="string" calcext:value-type="string">
            <text:p>49.00468746180567, 2.57058948552452</text:p>
          </table:table-cell>
          <table:table-cell table:style-name="ce10" office:value-type="float" calcext:value-type="float" office:value="473364">
            <text:p>473364</text:p>
          </table:table-cell>
          <table:table-cell table:style-name="ce10" office:value-type="string" calcext:value-type="string">
            <text:p>Aéroport Charles de Gaulle 2 (Terminal 2)</text:p>
          </table:table-cell>
          <table:table-cell table:number-columns-repeated="1024"/>
        </table:table-row>
        <table:table-row table:style-name="ro96">
          <table:table-cell table:style-name="ce10" office:value-type="string" calcext:value-type="string">
            <text:p>48.936280185651775, 2.5347149747425237</text:p>
          </table:table-cell>
          <table:table-cell table:style-name="ce10" office:value-type="float" calcext:value-type="float" office:value="43194">
            <text:p>43194</text:p>
          </table:table-cell>
          <table:table-cell table:style-name="ce10" office:value-type="string" calcext:value-type="string">
            <text:p>Sevran - Livry</text:p>
          </table:table-cell>
          <table:table-cell table:number-columns-repeated="1024"/>
        </table:table-row>
        <table:table-row table:style-name="ro97">
          <table:table-cell table:style-name="ce10" office:value-type="string" calcext:value-type="string">
            <text:p>48.944181065974725, 2.5664480169630006</text:p>
          </table:table-cell>
          <table:table-cell table:style-name="ce10" office:value-type="float" calcext:value-type="float" office:value="46222">
            <text:p>46222</text:p>
          </table:table-cell>
          <table:table-cell table:style-name="ce10" office:value-type="string" calcext:value-type="string">
            <text:p>Vert Galant</text:p>
          </table:table-cell>
          <table:table-cell table:number-columns-repeated="1024"/>
        </table:table-row>
        <table:table-row table:style-name="ro98">
          <table:table-cell table:style-name="ce10" office:value-type="string" calcext:value-type="string">
            <text:p>48.95314838758261, 2.6031353051184487</text:p>
          </table:table-cell>
          <table:table-cell table:style-name="ce10" office:value-type="float" calcext:value-type="float" office:value="46725">
            <text:p>46725</text:p>
          </table:table-cell>
          <table:table-cell table:style-name="ce10" office:value-type="string" calcext:value-type="string">
            <text:p>Villeparisis - Mitry-le-Neuf</text:p>
          </table:table-cell>
          <table:table-cell table:number-columns-repeated="1024"/>
        </table:table-row>
        <table:table-row table:style-name="ro99">
          <table:table-cell table:style-name="ce10" office:value-type="string" calcext:value-type="string">
            <text:p>48.97585875402046, 2.6424063023101896</text:p>
          </table:table-cell>
          <table:table-cell table:style-name="ce10" office:value-type="float" calcext:value-type="float" office:value="43164">
            <text:p>43164</text:p>
          </table:table-cell>
          <table:table-cell table:style-name="ce10" office:value-type="string" calcext:value-type="string">
            <text:p>Mitry - Claye</text:p>
          </table:table-cell>
          <table:table-cell table:number-columns-repeated="1024"/>
        </table:table-row>
        <table:table-row table:number-rows-repeated="16" table:style-name="ro51">
          <table:table-cell table:number-columns-repeated="1024"/>
        </table:table-row>
      </table:table>
      <table:database-ranges>
        <table:database-range table:name="__Anonymous_Sheet_DB__1" table:target-range-address="Feuille1.A1:Feuille1.C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number-style style:name="NF10001">
      <number:number number:decimal-places="4" number:min-integer-digits="6"/>
    </number:number-style>
    <number:number-style style:name="NF10002">
      <number:number number:decimal-places="4" number:min-integer-digits="7"/>
    </number:number-style>
    <number:number-style style:name="NF10003">
      <number:number number:decimal-places="3" number:min-integer-digits="6"/>
    </number:number-style>
    <number:number-style style:name="NF10004">
      <number:number number:decimal-places="2" number:min-integer-digits="6"/>
    </number:number-style>
    <number:number-style style:name="NF10005">
      <number:number number:decimal-places="3" number:min-integer-digits="7"/>
    </number:number-style>
    <number:number-style style:name="NF10006">
      <number:number number:decimal-places="1" number:min-integer-digits="7"/>
    </number:number-style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</office:meta>
</office:document-meta>
</file>